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Ubuntu" svg:font-family="Ubuntu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fo:wrap-option="wrap" fo:background-color="#FFFFCC" style:repeat-content="false"/>
      <style:paragraph-properties fo:text-align="start" fo:margin-left="0cm"/>
      <style:text-properties style:font-name="Ubuntu" style:font-name-asian="Ubuntu" style:font-name-complex="Ubuntu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Ubuntu" style:font-name-asian="Ubuntu" style:font-name-complex="Ubuntu" fo:font-size="10pt" style:font-size-asian="10pt" style:font-size-complex="10pt"/>
    </style:style>
    <style:style style:name="ce4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Ubuntu" style:font-name-asian="Ubuntu" style:font-name-complex="Ubuntu" fo:font-size="10pt" style:font-size-asian="10pt" style:font-size-complex="10pt"/>
    </style:style>
    <style:style style:name="ce5" style:family="table-cell" style:parent-style-name="Default" style:data-style-name="N0">
      <style:table-cell-properties fo:border="thin solid #000000" style:vertical-align="top" fo:wrap-option="wrap" fo:background-color="#FFF2CC" style:repeat-content="false"/>
      <style:paragraph-properties fo:text-align="start" fo:margin-left="0cm"/>
      <style:text-properties style:font-name="Ubuntu" style:font-name-asian="Ubuntu" style:font-name-complex="Ubuntu" fo:font-size="10pt" style:font-size-asian="10pt" style:font-size-complex="10pt"/>
    </style:style>
    <style:style style:name="ce6" style:family="table-cell" style:parent-style-name="Default" style:data-style-name="N0">
      <style:table-cell-properties fo:border="thin solid #000000" style:vertical-align="top" fo:wrap-option="wrap" fo:background-color="#FFFFD7" style:repeat-content="false"/>
      <style:paragraph-properties fo:text-align="start" fo:margin-left="0cm"/>
      <style:text-properties style:font-name="Ubuntu" style:font-name-asian="Ubuntu" style:font-name-complex="Ubuntu" fo:font-size="10pt" style:font-size-asian="10pt" style:font-size-complex="10pt"/>
    </style:style>
    <style:style style:name="ce7" style:family="table-cell" style:parent-style-name="Default" style:data-style-name="N0">
      <style:table-cell-properties fo:border="thin solid #000000" style:vertical-align="top" fo:wrap-option="wrap" fo:background-color="#DDDDDD" style:repeat-content="false"/>
      <style:paragraph-properties fo:text-align="start" fo:margin-left="0cm"/>
      <style:text-properties style:font-name="Ubuntu" style:font-name-asian="Ubuntu" style:font-name-complex="Ubuntu" fo:font-size="10pt" style:font-size-asian="10pt" style:font-size-complex="10pt"/>
    </style:style>
    <style:style style:name="ce8" style:family="table-cell" style:parent-style-name="Default" style:data-style-name="N0">
      <style:table-cell-properties fo:border="thin solid #000000" style:vertical-align="top" fo:wrap-option="wrap" fo:background-color="#DDDDDD" style:repeat-content="false"/>
      <style:paragraph-properties fo:text-align="start" fo:margin-left="0cm"/>
      <style:text-properties style:font-name="Ubuntu" style:font-name-asian="Ubuntu" style:font-name-complex="Ubuntu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fo:border="thin solid #000000" style:vertical-align="top" fo:wrap-option="wrap" fo:background-color="#FFFFD7" style:repeat-content="false"/>
      <style:paragraph-properties fo:text-align="start" fo:margin-left="0cm"/>
      <style:text-properties style:font-name="Ubuntu" style:font-name-asian="Ubuntu" style:font-name-complex="Ubuntu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#C0C0C0" style:repeat-content="false"/>
      <style:paragraph-properties fo:text-align="start" fo:margin-left="0cm"/>
      <style:text-properties style:font-name="Ubuntu" style:font-name-asian="Ubuntu" style:font-name-complex="Ubuntu" fo:font-size="10pt" style:font-size-asian="10pt" style:font-size-complex="10pt"/>
    </style:style>
    <style:style style:name="ce13" style:family="table-cell" style:parent-style-name="Default" style:data-style-name="N0">
      <style:text-properties style:font-name="Ubuntu" style:font-name-asian="Ubuntu" style:font-name-complex="Ubuntu" fo:font-size="10pt" style:font-size-asian="10pt" style:font-size-complex="10pt"/>
    </style:style>
    <style:style style:name="ce14" style:family="table-cell" style:parent-style-name="Default" style:data-style-name="N0">
      <style:table-cell-properties fo:border="thin solid #000000" style:vertical-align="top" fo:wrap-option="wrap" fo:background-color="#DDDDDD" style:repeat-content="false"/>
      <style:paragraph-properties fo:text-align="start" fo:margin-left="0cm"/>
      <style:text-properties style:font-name="Ubuntu" style:font-name-asian="Ubuntu" style:font-name-complex="Ubuntu" fo:font-size="10pt" style:font-size-asian="10pt" style:font-size-complex="10pt"/>
    </style:style>
    <style:style style:name="ce15" style:family="table-cell" style:parent-style-name="Default" style:data-style-name="N0">
      <style:table-cell-properties fo:border="thin solid #000000" style:vertical-align="middle" fo:wrap-option="wrap" fo:background-color="#FFFFD7" style:repeat-content="false"/>
      <style:paragraph-properties fo:text-align="start" fo:margin-left="0cm"/>
      <style:text-properties style:font-name="Ubuntu" style:font-name-asian="Ubuntu" style:font-name-complex="Ubuntu"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top" fo:wrap-option="wrap" fo:background-color="#FFFFD7" style:repeat-content="false"/>
      <style:paragraph-properties fo:text-align="start" fo:margin-left="0cm"/>
      <style:text-properties fo:color="#2A6099" style:font-name="Ubuntu" style:font-name-asian="Ubuntu" style:font-name-complex="Ubuntu" fo:font-size="10pt" style:font-size-asian="10pt" style:font-size-complex="10pt"/>
    </style:style>
    <style:style style:name="ce17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Ubuntu" style:font-name-asian="Ubuntu" style:font-name-complex="Ubuntu" fo:font-size="10pt" style:font-size-asian="10pt" style:font-size-complex="10pt"/>
    </style:style>
    <style:style style:name="ce18" style:family="table-cell" style:parent-style-name="Default" style:data-style-name="N0">
      <style:table-cell-properties fo:border="thin solid #000000" style:vertical-align="top" fo:wrap-option="wrap" fo:background-color="#FFFFD7" style:repeat-content="false"/>
      <style:paragraph-properties fo:text-align="start" fo:margin-left="0cm"/>
      <style:text-properties fo:color="#2E74B5" style:font-name="Ubuntu" style:font-name-asian="Ubuntu" style:font-name-complex="Ubuntu" fo:font-size="10pt" style:font-size-asian="10pt" style:font-size-complex="10pt"/>
    </style:style>
    <style:style style:name="ce19" style:family="table-cell" style:parent-style-name="Default" style:data-style-name="N0">
      <style:table-cell-properties fo:border="thin solid #000000" style:vertical-align="automatic" fo:wrap-option="wrap"/>
      <style:text-properties style:font-name="Ubuntu" style:font-name-asian="Ubuntu" style:font-name-complex="Ubuntu" fo:font-size="10pt" style:font-size-asian="10pt" style:font-size-complex="10pt"/>
    </style:style>
    <style:style style:name="ce20" style:family="table-cell" style:parent-style-name="Default" style:data-style-name="N0">
      <style:table-cell-properties style:vertical-align="automatic" fo:wrap-option="wrap"/>
      <style:text-properties style:font-name="Ubuntu" style:font-name-asian="Ubuntu" style:font-name-complex="Ubuntu" fo:font-size="10pt" style:font-size-asian="10pt" style:font-size-complex="10pt"/>
    </style:style>
    <style:style style:name="ce21" style:family="table-cell" style:parent-style-name="Default" style:data-style-name="N0">
      <style:table-cell-properties style:vertical-align="automatic" fo:wrap-option="wrap" fo:background-color="#FFFFD7"/>
      <style:text-properties style:font-name="Ubuntu" style:font-name-asian="Ubuntu" style:font-name-complex="Ubuntu" fo:font-size="10pt" style:font-size-asian="10pt" style:font-size-complex="10pt"/>
    </style:style>
    <style:style style:name="ce22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Ubuntu" style:font-name-asian="Ubuntu" style:font-name-complex="Ubuntu" fo:font-size="10pt" style:font-size-asian="10pt" style:font-size-complex="10pt"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538135" style:font-name="Ubuntu" style:font-name-asian="Ubuntu" style:font-name-complex="Ubuntu" fo:font-size="10pt" style:font-size-asian="10pt" style:font-size-complex="10pt"/>
    </style:style>
    <style:style style:name="ce24" style:family="table-cell" style:parent-style-name="Default" style:data-style-name="N0">
      <style:table-cell-properties fo:border="thin solid #000000" style:vertical-align="top" fo:wrap-option="wrap" fo:background-color="#FFFFD7" style:repeat-content="false"/>
      <style:paragraph-properties fo:text-align="start" fo:margin-left="0cm"/>
      <style:text-properties fo:color="#2E74B5" style:font-name="Ubuntu" style:font-name-asian="Ubuntu" style:font-name-complex="Ubuntu" fo:font-size="10pt" style:font-size-asian="10pt" style:font-size-complex="10pt" fo:font-weight="bold" style:font-weight-asian="bold" style:font-weight-complex="bold"/>
    </style:style>
    <style:style style:name="ce2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538135" style:font-name="Ubuntu" style:font-name-asian="Ubuntu" style:font-name-complex="Ubuntu" fo:font-size="10pt" style:font-size-asian="10pt" style:font-size-complex="10pt" fo:font-style="italic" style:font-style-asian="italic" style:font-style-complex="italic"/>
    </style:style>
    <style:style style:name="ce26" style:family="table-cell" style:parent-style-name="Default" style:data-style-name="N0">
      <style:table-cell-properties fo:border="thin solid #000000" fo:background-color="#FFFFCC"/>
      <style:text-properties style:font-name="Calibri" style:font-name-asian="Calibri" style:font-name-complex="Calibri" style:font-family-generic="swiss"/>
    </style:style>
    <style:style style:name="ce27" style:family="table-cell" style:parent-style-name="Default" style:data-style-name="N0">
      <style:table-cell-properties fo:border="thin solid #000000"/>
      <style:text-properties style:font-name="Calibri" style:font-name-asian="Calibri" style:font-name-complex="Calibri" style:font-family-generic="swiss"/>
    </style:style>
    <style:style style:name="ce28" style:family="table-cell" style:parent-style-name="Default" style:data-style-name="N0">
      <style:table-cell-properties fo:border="thin solid #000000" style:vertical-align="top" fo:wrap-option="wrap"/>
    </style:style>
    <style:style style:name="ce29" style:family="table-cell" style:parent-style-name="Default" style:data-style-name="N0">
      <style:table-cell-properties fo:border="thin solid #000000" style:vertical-align="top" fo:wrap-option="wrap" fo:background-color="#FFF2CC"/>
    </style:style>
    <style:style style:name="ce30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</style:style>
    <style:style style:name="ce31" style:family="table-cell" style:parent-style-name="Default" style:data-style-name="N0">
      <style:table-cell-properties fo:border="thin solid #000000" style:vertical-align="top" fo:wrap-option="wrap" fo:background-color="transparent"/>
    </style:style>
    <style:style style:name="ce32" style:family="table-cell" style:parent-style-name="Default" style:data-style-name="N0">
      <style:table-cell-properties fo:border="thin solid #000000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Liberation Sans" style:font-name-asian="Liberation Sans" style:font-name-complex="Liberation Sans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Ubuntu" style:font-name-asian="Ubuntu" style:font-name-complex="Ubuntu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Ubuntu" style:font-name-asian="Ubuntu" style:font-name-complex="Ubuntu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66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Ubuntu" style:font-name-asian="Ubuntu" style:font-name-complex="Ubuntu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8" style:family="text" style:parent-style-name="Default">
      <style:text-properties fo:color="#FF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9" style:family="text" style:parent-style-name="Default">
      <style:text-properties fo:color="#FF0000" style:text-line-through-style="none" style:font-name="Ubuntu" style:font-name-asian="Ubuntu" style:font-name-complex="Ubuntu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0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1" style:family="text" style:parent-style-name="Default">
      <style:text-properties fo:color="#FF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2" style:family="text" style:parent-style-name="Default">
      <style:text-properties fo:color="#2F5597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3" style:family="text" style:parent-style-name="Default">
      <style:text-properties fo:color="#FF0000" style:text-line-through-style="none" style:font-name="Liberation Sans" style:font-name-asian="Liberation Sans" style:font-name-complex="Liberation Sans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4" style:family="text" style:parent-style-name="Default">
      <style:text-properties fo:color="#7030A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5" style:family="text" style:parent-style-name="Default">
      <style:text-properties fo:color="#7030A0" style:text-line-through-style="none" style:font-name="Liberation Sans" style:font-name-asian="Liberation Sans" style:font-name-complex="Liberation Sans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6" style:family="text" style:parent-style-name="Default">
      <style:text-properties fo:color="#CC0000" style:text-line-through-style="none" style:font-name="Liberation Sans" style:font-name-asian="Liberation Sans" style:font-name-complex="Liberation Sans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7" style:family="text" style:parent-style-name="Default">
      <style:text-properties fo:color="#C00000" style:text-line-through-style="none" style:font-name="Ubuntu" style:font-name-asian="Ubuntu" style:font-name-complex="Ubuntu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8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9" style:family="text" style:parent-style-name="Default">
      <style:text-properties fo:color="#000000" style:text-line-through-style="none" style:font-name="Ubuntu" style:font-name-asian="Ubuntu" style:font-name-complex="Ubuntu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0" style:family="text" style:parent-style-name="Default">
      <style:text-properties fo:color="#996600" style:text-line-through-style="none" style:font-name="Ubuntu" style:font-name-asian="Ubuntu" style:font-name-complex="Ubuntu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1" style:family="text" style:parent-style-name="Default">
      <style:text-properties fo:color="#C55A11" style:text-line-through-style="none" style:font-name="Ubuntu" style:font-name-asian="Ubuntu" style:font-name-complex="Ubuntu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2" style:family="text" style:parent-style-name="Default">
      <style:text-properties fo:color="#00B0F0" style:text-line-through-style="none" style:font-name="Liberation Sans" style:font-name-asian="Liberation Sans" style:font-name-complex="Liberation Sans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3" style:family="text" style:parent-style-name="Default">
      <style:text-properties fo:color="#0070C0" style:text-line-through-style="none" style:font-name="Ubuntu" style:font-name-asian="Ubuntu" style:font-name-complex="Ubuntu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4" style:family="text" style:parent-style-name="Default">
      <style:text-properties fo:color="#000000" style:text-line-through-style="none" style:font-name="Liberation Sans" style:font-name-asian="Liberation Sans" style:font-name-complex="Liberation Sans" fo:font-size="16pt" style:font-size-asian="16pt" style:font-size-complex="1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5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6" style:family="text" style:parent-style-name="Default">
      <style:text-properties fo:color="#538135" style:text-line-through-style="none" style:font-name="Calibri" style:font-name-asian="Calibri" style:font-name-complex="Calibri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27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28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29" style:family="text" style:parent-style-name="Default">
      <style:text-properties fo:color="#C45911" style:text-line-through-style="none" style:font-name="Ubuntu" style:font-name-asian="Ubuntu" style:font-name-complex="Ubuntu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0" style:family="text" style:parent-style-name="Default">
      <style:text-properties fo:color="#0070C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1" style:family="text" style:parent-style-name="Default">
      <style:text-properties fo:color="#C65911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0.5039583333333cm"/>
    </style:style>
    <style:style style:name="co2" style:family="table-column">
      <style:table-column-properties fo:break-before="auto" style:column-width="13.573125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14.684375cm"/>
    </style:style>
    <style:style style:name="co6" style:family="table-column">
      <style:table-column-properties fo:break-before="auto" style:column-width="9.71020833333333cm"/>
    </style:style>
    <style:style style:name="co7" style:family="table-column">
      <style:table-column-properties fo:break-before="auto" style:column-width="12.065cm"/>
    </style:style>
    <style:style style:name="co8" style:family="table-column">
      <style:table-column-properties fo:break-before="auto" style:column-width="10.79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68.25pt" style:use-optimal-row-height="true" fo:break-before="auto"/>
    </style:style>
    <style:style style:name="ro3" style:family="table-row">
      <style:table-row-properties style:row-height="72pt" style:use-optimal-row-height="true" fo:break-before="auto"/>
    </style:style>
    <style:style style:name="ro4" style:family="table-row">
      <style:table-row-properties style:row-height="63.75pt" style:use-optimal-row-height="true" fo:break-before="auto"/>
    </style:style>
    <style:style style:name="ro5" style:family="table-row">
      <style:table-row-properties style:row-height="38.25pt" style:use-optimal-row-height="true" fo:break-before="auto"/>
    </style:style>
    <style:style style:name="ro6" style:family="table-row">
      <style:table-row-properties style:row-height="28.5pt" style:use-optimal-row-height="true" fo:break-before="auto"/>
    </style:style>
    <style:style style:name="ro7" style:family="table-row">
      <style:table-row-properties style:row-height="57pt" style:use-optimal-row-height="true" fo:break-before="auto"/>
    </style:style>
    <style:style style:name="ro8" style:family="table-row">
      <style:table-row-properties style:row-height="51pt" style:use-optimal-row-height="true" fo:break-before="auto"/>
    </style:style>
    <style:style style:name="ro9" style:family="table-row">
      <style:table-row-properties style:row-height="153pt" style:use-optimal-row-height="true" fo:break-before="auto"/>
    </style:style>
    <style:style style:name="ro10" style:family="table-row">
      <style:table-row-properties style:row-height="25.5pt" style:use-optimal-row-height="true" fo:break-before="auto"/>
    </style:style>
    <style:style style:name="ro11" style:family="table-row">
      <style:table-row-properties style:row-height="30pt" style:use-optimal-row-height="true" fo:break-before="auto"/>
    </style:style>
    <style:style style:name="ro12" style:family="table-row">
      <style:table-row-properties style:row-height="45pt" style:use-optimal-row-height="true" fo:break-before="auto"/>
    </style:style>
    <style:style style:name="ro13" style:family="table-row">
      <style:table-row-properties style:row-height="160.5pt" style:use-optimal-row-height="true" fo:break-before="auto"/>
    </style:style>
    <style:style style:name="ro14" style:family="table-row">
      <style:table-row-properties style:row-height="44.25pt" style:use-optimal-row-height="true" fo:break-before="auto"/>
    </style:style>
    <style:style style:name="ro15" style:family="table-row">
      <style:table-row-properties style:row-height="15pt" style:use-optimal-row-height="true" fo:break-before="auto"/>
    </style:style>
    <style:style style:name="ro16" style:family="table-row">
      <style:table-row-properties style:row-height="43.5pt" style:use-optimal-row-height="true" fo:break-before="auto"/>
    </style:style>
    <style:style style:name="ro17" style:family="table-row">
      <style:table-row-properties style:row-height="116.25pt" style:use-optimal-row-height="true" fo:break-before="auto"/>
    </style:style>
    <style:style style:name="ro18" style:family="table-row">
      <style:table-row-properties style:row-height="102pt" style:use-optimal-row-height="true" fo:break-before="auto"/>
    </style:style>
    <style:style style:name="ro19" style:family="table-row">
      <style:table-row-properties style:row-height="165pt" style:use-optimal-row-height="true" fo:break-before="auto"/>
    </style:style>
    <style:style style:name="ro20" style:family="table-row">
      <style:table-row-properties style:row-height="120pt" style:use-optimal-row-height="true" fo:break-before="auto"/>
    </style:style>
    <style:style style:name="ro21" style:family="table-row">
      <style:table-row-properties style:row-height="180pt" style:use-optimal-row-height="true" fo:break-before="auto"/>
    </style:style>
    <style:style style:name="ro22" style:family="table-row">
      <style:table-row-properties style:row-height="210pt" style:use-optimal-row-height="true" fo:break-before="auto"/>
    </style:style>
    <style:style style:name="ro23" style:family="table-row">
      <style:table-row-properties style:row-height="60pt" style:use-optimal-row-height="true" fo:break-before="auto"/>
    </style:style>
    <style:style style:name="ro24" style:family="table-row">
      <style:table-row-properties style:row-height="114.75pt" style:use-optimal-row-height="true" fo:break-before="auto"/>
    </style:style>
    <style:style style:name="ro25" style:family="table-row">
      <style:table-row-properties style:row-height="12.75pt" style:use-optimal-row-height="true" fo:break-before="auto"/>
    </style:style>
    <style:style style:name="ro26" style:family="table-row">
      <style:table-row-properties style:row-height="20.25pt" style:use-optimal-row-height="true" fo:break-before="auto"/>
    </style:style>
    <style:style style:name="ro27" style:family="table-row">
      <style:table-row-properties style:row-height="41.25pt" style:use-optimal-row-height="true" fo:break-before="auto"/>
    </style:style>
    <style:style style:name="ro28" style:family="table-row">
      <style:table-row-properties style:row-height="103.7pt" style:use-optimal-row-height="false" fo:break-before="auto"/>
    </style:style>
    <style:style style:name="ro29" style:family="table-row">
      <style:table-row-properties style:row-height="112.7pt" style:use-optimal-row-height="false" fo:break-before="auto"/>
    </style:style>
    <style:style style:name="ro30" style:family="table-row">
      <style:table-row-properties style:row-height="135.2pt" style:use-optimal-row-height="false" fo:break-before="auto"/>
    </style:style>
    <style:style style:name="ro31" style:family="table-row">
      <style:table-row-properties style:row-height="140.1pt" style:use-optimal-row-height="false" fo:break-before="auto"/>
    </style:style>
    <style:style style:name="ro32" style:family="table-row">
      <style:table-row-properties style:row-height="132.6pt" style:use-optimal-row-height="false" fo:break-before="auto"/>
    </style:style>
    <style:style style:name="ro33" style:family="table-row">
      <style:table-row-properties style:row-height="191.25pt" style:use-optimal-row-height="true" fo:break-before="auto"/>
    </style:style>
    <style:style style:name="ro34" style:family="table-row">
      <style:table-row-properties style:row-height="98.25pt" style:use-optimal-row-height="false" fo:break-before="auto"/>
    </style:style>
    <style:style style:name="ro35" style:family="table-row">
      <style:table-row-properties style:row-height="213.75pt" style:use-optimal-row-height="true" fo:break-before="auto"/>
    </style:style>
    <style:style style:name="ro36" style:family="table-row">
      <style:table-row-properties style:row-height="143.25pt" style:use-optimal-row-height="true" fo:break-before="auto"/>
    </style:style>
    <style:style style:name="ro37" style:family="table-row">
      <style:table-row-properties style:row-height="4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SS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column table:style-name="co4" table:number-columns-repeated="15360" table:default-cell-style-name="ce1"/>
        <table:table-row table:style-name="ro1">
          <table:table-cell office:value-type="string" table:style-name="ce2">
            <text:p>ИСПОЛЬЗУЙ Bootstrap!</text:p>
          </table:table-cell>
          <table:table-cell table:style-name="ce2"/>
          <table:table-cell table:number-columns-repeated="16382"/>
        </table:table-row>
        <table:table-row table:style-name="ro1">
          <table:table-cell table:number-columns-repeated="2" table:style-name="ce4"/>
          <table:table-cell table:number-columns-repeated="16382"/>
        </table:table-row>
        <table:table-row table:style-name="ro1">
          <table:table-cell office:value-type="string" table:style-name="ce2">
            <text:p>Подключенрие стилей на странице</text:p>
          </table:table-cell>
          <table:table-cell table:style-name="ce2"/>
          <table:table-cell table:number-columns-repeated="16382"/>
        </table:table-row>
        <table:table-row table:style-name="ro2">
          <table:table-cell office:value-type="string" table:style-name="ce4">
            <text:p>&lt;p style="..."&gt;&lt;/p&gt;</text:p>
            <text:p/>
            <text:p><text:span text:style-name="T5">&lt;p style="background-color:red; font-size:10px;"&gt;Some text&lt;/p&gt;</text:span><text:span text:style-name="T5"/></text:p>
            <text:p/>
          </table:table-cell>
          <table:table-cell office:value-type="string" table:style-name="ce4">
            <text:p>В элементе</text:p>
            <text:p/>
            <text:p>В элементе стиль можно и описать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<text:span text:style-name="T3">&lt;head&gt;</text:span><text:span text:style-name="T3"/></text:p>
            <text:p><text:span text:style-name="T1">        <text:s/></text:span><text:span text:style-name="T1">&lt;style&gt;</text:span><text:span text:style-name="T1"/></text:p>
            <text:p><text:span text:style-name="T1">        <text:s/></text:span><text:span text:style-name="T1">...</text:span><text:span text:style-name="T1"/></text:p>
            <text:p><text:span text:style-name="T1">        <text:s/></text:span><text:span text:style-name="T1">&lt;/style&gt;</text:span><text:span text:style-name="T1"/></text:p>
            <text:p><text:span text:style-name="T1">  <text:s/></text:span><text:span text:style-name="T1">&lt;/head&gt;</text:span></text:p>
          </table:table-cell>
          <table:table-cell office:value-type="string" table:style-name="ce4">
            <text:p>Отдельным блоком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&lt;link href=<text:span text:style-name="T6">"styles.css"</text:span><text:s/>rel =<text:s/><text:span text:style-name="T6">"stylesheet"</text:span>&gt;</text:p>
          </table:table-cell>
          <table:table-cell office:value-type="string" table:style-name="ce4">
            <text:p>В &lt;head&gt;-теге</text:p>
          </table:table-cell>
          <table:table-cell table:number-columns-repeated="16382"/>
        </table:table-row>
        <table:table-row table:style-name="ro1">
          <table:table-cell table:number-columns-repeated="2" table:style-name="ce4"/>
          <table:table-cell table:number-columns-repeated="16382"/>
        </table:table-row>
        <table:table-row table:style-name="ro1">
          <table:table-cell office:value-type="string" table:style-name="ce5">
            <text:p>Стили в разных состояниях элемента</text:p>
          </table:table-cell>
          <table:table-cell table:style-name="ce5"/>
          <table:table-cell table:number-columns-repeated="16382"/>
        </table:table-row>
        <table:table-row table:style-name="ro4">
          <table:table-cell office:value-type="string" table:style-name="ce4">
            <text:p>a {color:#FF0000;} <text:s text:c="8"/>/* Unvisited link <text:s/>*/</text:p>
            <text:p>a:visited {color:#00FF00;} /* Visited link <text:s text:c="3"/>*/</text:p>
            <text:p>a:hover {color:#FF00FF;} <text:s text:c="2"/>/* Mouse over link */</text:p>
            <text:p>a:active {color:#0000FF;} <text:s/>/* Selected link <text:s text:c="2"/>*/</text:p>
          </table:table-cell>
          <table:table-cell office:value-type="string" table:style-name="ce4">
            <text:p>Цвета элементов<text:s/><text:span text:style-name="T7">в разных состояниях</text:span>:<text:s/></text:p>
            <text:p>обычном,<text:s/></text:p>
            <text:p>если ссылка уже была посещена,</text:p>
            <text:p>при навдении мыши,</text:p>
            <text:p>если активен</text:p>
          </table:table-cell>
          <table:table-cell table:number-columns-repeated="16382"/>
        </table:table-row>
        <table:table-row table:style-name="ro1">
          <table:table-cell table:number-columns-repeated="2" table:style-name="ce4"/>
          <table:table-cell table:number-columns-repeated="16382"/>
        </table:table-row>
        <table:table-row table:style-name="ro1">
          <table:table-cell office:value-type="string" table:style-name="ce5">
            <text:p>Ссылки</text:p>
          </table:table-cell>
          <table:table-cell table:style-name="ce5"/>
          <table:table-cell table:number-columns-repeated="16382"/>
        </table:table-row>
        <table:table-row table:style-name="ro1">
          <table:table-cell office:value-type="string" table:style-name="ce4">
            <text:p>a {text-decoration: none; }</text:p>
          </table:table-cell>
          <table:table-cell office:value-type="string" table:style-name="ce4">
            <text:p>отключить подчёркивание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4"/>
          <table:table-cell table:number-columns-repeated="16382"/>
        </table:table-row>
        <table:table-row table:style-name="ro1">
          <table:table-cell office:value-type="string" table:style-name="ce5">
            <text:p>Единицы измерения</text:p>
          </table:table-cell>
          <table:table-cell table:style-name="ce5"/>
          <table:table-cell table:number-columns-repeated="16382"/>
        </table:table-row>
        <table:table-row table:style-name="ro1">
          <table:table-cell office:value-type="string" table:style-name="ce4">
            <text:p>px</text:p>
          </table:table-cell>
          <table:table-cell office:value-type="string" table:style-name="ce4">
            <text:p>пиксели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%</text:p>
          </table:table-cell>
          <table:table-cell office:value-type="string" table:style-name="ce4">
            <text:p>проценты от величины атрибута у родительского элемента</text:p>
          </table:table-cell>
          <table:table-cell table:number-columns-repeated="16382"/>
        </table:table-row>
        <table:table-row table:style-name="ro5">
          <table:table-cell office:value-type="string" table:style-name="ce4">
            <text:p>em</text:p>
          </table:table-cell>
          <table:table-cell office:value-type="string" table:style-name="ce4">
            <text:p>Доля размера установленного шрифта.</text:p>
            <text:p>Это значит, что: 1em = 20px в том случае, когда у css-селектора прописано правило font-size: 20px.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4"/>
          <table:table-cell table:number-columns-repeated="16382"/>
        </table:table-row>
        <table:table-row table:style-name="ro1">
          <table:table-cell office:value-type="string" table:style-name="ce6">
            <text:p>Селекторы</text:p>
          </table:table-cell>
          <table:table-cell table:style-name="ce6"/>
          <table:table-cell table:number-columns-repeated="16382"/>
        </table:table-row>
        <table:table-row table:style-name="ro1">
          <table:table-cell table:style-name="ce7"/>
          <table:table-cell office:value-type="string" table:style-name="ce8">
            <text:p>Во внешних файлах или теге &lt;style&gt;</text:p>
          </table:table-cell>
          <table:table-cell table:number-columns-repeated="16382"/>
        </table:table-row>
        <table:table-row table:style-name="ro1">
          <table:table-cell office:value-type="string" table:number-columns-spanned="2" table:number-rows-spanned="1" table:style-name="ce14">
            <text:p>Преимущество всегда имеет inline стиль, затем описанный ниже по коду, ближе к блоку:</text:p>
            <text:p>глобальный, или из отдельного файла css, смотря кто в header ниже написан.</text:p>
            <text:p/>
          </table:table-cell>
          <table:covered-table-cell/>
          <table:table-cell table:number-columns-repeated="16382"/>
        </table:table-row>
        <table:table-row table:style-name="ro6">
          <table:table-cell office:value-type="string" table:style-name="ce4">
            <text:p><text:span text:style-name="T1">p {</text:span><text:span text:style-name="T8">свойство</text:span><text:span text:style-name="T1">: значение;<text:s/></text:span><text:span text:style-name="T8">свойство</text:span><text:span text:style-name="T1">: значение;     <text:s/></text:span><text:span text:style-name="T8">свойство</text:span><text:span text:style-name="T1">: значение;      …}</text:span></text:p>
          </table:table-cell>
          <table:table-cell office:value-type="string" table:style-name="ce4">
            <text:p>для всех модулей определенного<text:s/><text:span text:style-name="T7">типа</text:span></text:p>
          </table:table-cell>
          <table:table-cell table:number-columns-repeated="16382"/>
        </table:table-row>
        <table:table-row table:style-name="ro7">
          <table:table-cell office:value-type="string" table:style-name="ce9">
            <text:p>.specialselectorname {<text:span text:style-name="T8">свойство</text:span>: значение;<text:s/><text:span text:style-name="T8">свойство</text:span>: значение;     <text:s/><text:span text:style-name="T8">свойство</text:span>: значение;         …}</text:p>
            <text:p/>
            <text:p/>
          </table:table-cell>
          <table:table-cell office:value-type="string" table:style-name="ce4">
            <text:p>для поименованных<text:s/><text:span text:style-name="T7">указанным именем</text:span><text:s/>модулей (class="specialselectorname")</text:p>
            <text:p/>
          </table:table-cell>
          <table:table-cell table:number-columns-repeated="16382"/>
        </table:table-row>
        <table:table-row table:style-name="ro5">
          <table:table-cell office:value-type="string" table:style-name="ce4">
            <text:p>#blue{</text:p>
            <text:p><text:s/>color: blue;</text:p>
            <text:p>}</text:p>
          </table:table-cell>
          <table:table-cell office:value-type="string" table:style-name="ce4">
            <text:p>для элемнетов с конкретным id</text:p>
          </table:table-cell>
          <table:table-cell table:number-columns-repeated="16382"/>
        </table:table-row>
        <table:table-row table:style-name="ro8">
          <table:table-cell office:value-type="string" table:style-name="ce4">
            <text:p>.area1 .item</text:p>
            <text:p>{</text:p>
            <text:p><text:s text:c="4"/>color:red;</text:p>
            <text:p>}</text:p>
          </table:table-cell>
          <table:table-cell office:value-type="string" table:style-name="ce4">
            <text:p>Дочерний класс (правильнее "Класс дочернего элемента")</text:p>
            <text:p>item будет красным, только если нсам item будет внутри .area1,</text:p>
            <text:p>т.е. будет дочерним от area1</text:p>
          </table:table-cell>
          <table:table-cell table:number-columns-repeated="16382"/>
        </table:table-row>
        <table:table-row table:style-name="ro9">
          <table:table-cell office:value-type="string" table:style-name="ce4">
            <text:p>.red{</text:p>
            <text:p><text:s/>color: red;</text:p>
            <text:p>}</text:p>
            <text:p>&lt;p class = "red"&gt;Абзац 3&lt;/p&gt;</text:p>
            <text:p><text:span text:style-name="T9">Абзац 3</text:span><text:span text:style-name="T9"/></text:p>
            <text:p/>
            <text:p/>
            <text:p>#blue{</text:p>
            <text:p><text:s/>color: blue;</text:p>
            <text:p>}</text:p>
            <text:p>&lt;p class = "red" id="blue"&gt;Абзац 4&lt;/p&gt;</text:p>
            <text:p>Абзац 3</text:p>
          </table:table-cell>
          <table:table-cell office:value-type="string" table:style-name="ce4">
            <text:p>https://webformyself.com/kak-v-css-pereopredelit-stil/</text:p>
            <text:p>Подкласс. <text:s text:c="2"/>Переопределённый класс - нет такого в CSS.</text:p>
            <text:p>(Наследует у родителя стиль, но что-то изменено или добавлено)</text:p>
            <text:p>Но можно взять стили по классу у заданного класса, а потом подкорректировать</text:p>
            <text:p>либо указав id и для id прописать ещё стили,</text:p>
            <text:p>либо тупо в самом объекте вписать style = "color: green" и указать конкретно, что меняем</text:p>
            <text:p/>
          </table:table-cell>
          <table:table-cell table:number-columns-repeated="16382"/>
        </table:table-row>
        <table:table-row table:style-name="ro5">
          <table:table-cell office:value-type="string" table:style-name="ce4">
            <text:p>#selectorName{ … }</text:p>
          </table:table-cell>
          <table:table-cell office:value-type="string" table:style-name="ce4">
            <text:p><text:span text:style-name="T10">Если решётка # в имени селектора вместо точки ()- это будет стиль УНИКАЛЬНОГО элемента.</text:span><text:span text:style-name="T10"/></text:p>
            <text:p><text:span text:style-name="T10">Это позволит JavaScript находить данный элемент.</text:span></text:p>
          </table:table-cell>
          <table:table-cell table:number-columns-repeated="16382"/>
        </table:table-row>
        <table:table-row table:style-name="ro1">
          <table:table-cell table:number-columns-repeated="1024" table:style-name="ce3"/>
          <table:table-cell table:number-columns-repeated="15360"/>
        </table:table-row>
        <table:table-row table:style-name="ro10">
          <table:table-cell office:value-type="string" table:style-name="ce4">
            <text:p>h1 + p  { ... }</text:p>
          </table:table-cell>
          <table:table-cell office:value-type="string" table:style-name="ce4">
            <text:p>совмещённый селектор для параграфа, вложенного в h1 и непосредственно идут за h1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h2 ~ p  { ... }</text:p>
          </table:table-cell>
          <table:table-cell office:value-type="string" table:style-name="ce4">
            <text:p>параграфы, находящиеся рядом с h2 на одном уровне вложенности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div &gt; h1  { ... }</text:p>
          </table:table-cell>
          <table:table-cell office:value-type="string" table:style-name="ce3">
            <text:p>все h1, яляющиеся ПРЯМЫМИ потомками div, без посредников</text:p>
          </table:table-cell>
          <table:table-cell table:number-columns-repeated="16382"/>
        </table:table-row>
        <table:table-row table:style-name="ro10">
          <table:table-cell office:value-type="string" table:style-name="ce4">
            <text:p>.class1.class3   { ... }</text:p>
          </table:table-cell>
          <table:table-cell office:value-type="string" table:style-name="ce4">
            <text:p>создается дочерний класс 3, наследующий всё от класса 1, но в нем можно что-то добавить и/или переназначить</text:p>
          </table:table-cell>
          <table:table-cell table:number-columns-repeated="16382"/>
        </table:table-row>
        <table:table-row table:style-name="ro1">
          <table:table-cell table:number-columns-repeated="2" table:style-name="ce4"/>
          <table:table-cell table:number-columns-repeated="16382"/>
        </table:table-row>
        <table:table-row table:style-name="ro1">
          <table:table-cell office:value-type="string" table:style-name="ce4">
            <text:p>a[href^="http://"]{ ... }</text:p>
          </table:table-cell>
          <table:table-cell office:value-type="string" table:style-name="ce4">
            <text:p>селектор для ссылки ТОЛЬКО с указанными атрибутами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4"/>
          <table:table-cell table:number-columns-repeated="16382"/>
        </table:table-row>
        <table:table-row table:style-name="ro1">
          <table:table-cell office:value-type="string" table:style-name="ce10">
            <text:p>Псевдоклассы</text:p>
          </table:table-cell>
          <table:table-cell office:value-type="string" table:style-name="ce6">
            <text:p><text:span text:style-name="T10">Вызываться будет &lt;</text:span><text:span text:style-name="T10">p</text:span><text:span text:style-name="T10"><text:s/></text:span><text:span text:style-name="T11">id</text:span><text:span text:style-name="T12">=”</text:span><text:span text:style-name="T12">id</text:span><text:span text:style-name="T12">1”</text:span><text:span text:style-name="T10">&gt;&lt;/</text:span><text:span text:style-name="T10">p</text:span><text:span text:style-name="T10">&gt;</text:span>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:nth-child(odd) { … }</text:p>
          </table:table-cell>
          <table:table-cell office:value-type="string" table:style-name="ce4">
            <text:p>для нечётных параграфов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:nth-child(even) { … }</text:p>
          </table:table-cell>
          <table:table-cell office:value-type="string" table:style-name="ce4">
            <text:p>для чётных параграфов</text:p>
          </table:table-cell>
          <table:table-cell table:number-columns-repeated="16382"/>
        </table:table-row>
        <table:table-row table:style-name="ro11">
          <table:table-cell office:value-type="string" table:style-name="ce4">
            <text:p>p:nth-child(6) { … }</text:p>
          </table:table-cell>
          <table:table-cell office:value-type="string" table:style-name="ce4">
            <text:p><text:span text:style-name="T3">для 6 параграфа в контейнере (перед ним могут идти не только<text:s/></text:span><text:span text:style-name="T3">p</text:span><text:span text:style-name="T3">, но и другие теги)</text:span>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:nth-child(3<text:span text:style-name="T1">n</text:span>+1) { … }</text:p>
          </table:table-cell>
          <table:table-cell office:value-type="string" table:style-name="ce4">
            <text:p>для параграфов, номер которого отвечает формуле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:nth-<text:span text:style-name="T1">last</text:span>-child(6) { … }</text:p>
          </table:table-cell>
          <table:table-cell office:value-type="string" table:style-name="ce4">
            <text:p>для 6 параграфа с конца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:<text:span text:style-name="T1">only</text:span>-child { … }</text:p>
          </table:table-cell>
          <table:table-cell office:value-type="string" table:style-name="ce4">
            <text:p>для элементов, являющихся единственным элементом.</text:p>
          </table:table-cell>
          <table:table-cell table:number-columns-repeated="16382"/>
        </table:table-row>
        <table:table-row table:style-name="ro12">
          <table:table-cell office:value-type="string" table:style-name="ce4">
            <text:p>p:<text:span text:style-name="T1">only</text:span>-<text:span text:style-name="T1">of</text:span>-<text:span text:style-name="T1">type</text:span><text:s/>{ … }</text:p>
          </table:table-cell>
          <table:table-cell office:value-type="string" table:style-name="ce4">
            <text:p><text:span text:style-name="T3">для элементов, являющихся единственным элементом данного вида (если есть другие теги, он будет по-прежнему единственным типа<text:s/></text:span><text:span text:style-name="T3">p</text:span><text:span text:style-name="T3">).</text:span></text:p>
          </table:table-cell>
          <table:table-cell table:number-columns-repeated="16382"/>
        </table:table-row>
        <table:table-row table:style-name="ro11">
          <table:table-cell office:value-type="string" table:style-name="ce4">
            <text:p>#id1 p:nth-of-type(2)  {…}</text:p>
          </table:table-cell>
          <table:table-cell office:value-type="string" table:style-name="ce4">
            <text:p><text:span text:style-name="T3">для 2 параграфа именно в этом типе #</text:span><text:span text:style-name="T3">id</text:span><text:span text:style-name="T3">1</text:span><text:span text:style-name="T3"/></text:p>
            <text:p/>
          </table:table-cell>
          <table:table-cell table:number-columns-repeated="16382"/>
        </table:table-row>
        <table:table-row table:style-name="ro1">
          <table:table-cell table:number-columns-repeated="2" table:style-name="ce4"/>
          <table:table-cell table:number-columns-repeated="16382"/>
        </table:table-row>
        <table:table-row table:style-name="ro1">
          <table:table-cell office:value-type="string" table:style-name="ce4">
            <text:p>a:link {color:#00FFFF; text-decoration:none}</text:p>
          </table:table-cell>
          <table:table-cell office:value-type="string" table:style-name="ce4">
            <text:p>Для оформления ссылок</text:p>
          </table:table-cell>
          <table:table-cell table:number-columns-repeated="16382"/>
        </table:table-row>
        <table:table-row table:number-rows-repeated="12" table:style-name="ro1">
          <table:table-cell table:number-columns-repeated="2" table:style-name="ce4"/>
          <table:table-cell table:number-columns-repeated="16382"/>
        </table:table-row>
        <table:table-row table:style-name="ro1">
          <table:table-cell office:value-type="string" table:style-name="ce10">
            <text:p>Псевдоэлементы</text:p>
          </table:table-cell>
          <table:table-cell table:style-name="ce6"/>
          <table:table-cell table:number-columns-repeated="16382"/>
        </table:table-row>
        <table:table-row table:style-name="ro1">
          <table:table-cell office:value-type="string" table:style-name="ce3">
            <text:p>p::after { content: ‘Иван’; }</text:p>
          </table:table-cell>
          <table:table-cell office:value-type="string" table:style-name="ce4">
            <text:p>добавляет сгенерированный контент в конец элемента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::before { content: ‘Иван’; }</text:p>
          </table:table-cell>
          <table:table-cell office:value-type="string" table:style-name="ce4">
            <text:p>добавляет сгенерированный контент в начало элемента</text:p>
          </table:table-cell>
          <table:table-cell table:number-columns-repeated="16382"/>
        </table:table-row>
        <table:table-row table:style-name="ro10">
          <table:table-cell office:value-type="string" table:style-name="ce4">
            <text:p>p::<text:span text:style-name="T1">first</text:span>-<text:span text:style-name="T1">letter</text:span><text:s/>{<text:s/><text:span text:style-name="T1">font</text:span>-<text:span text:style-name="T1">size</text:span>:18<text:span text:style-name="T1">pt</text:span>; }</text:p>
          </table:table-cell>
          <table:table-cell office:value-type="string" table:style-name="ce4">
            <text:p>указывает форматирование первого символа в элементе, например, заглавной буквы.</text:p>
          </table:table-cell>
          <table:table-cell table:number-columns-repeated="16382"/>
        </table:table-row>
        <table:table-row table:style-name="ro11">
          <table:table-cell office:value-type="string" table:style-name="ce4">
            <text:p>.select::selection { … }</text:p>
          </table:table-cell>
          <table:table-cell office:value-type="string" table:style-name="ce4">
            <text:p><text:span text:style-name="T3">задаёт формат выделенного мышкой фрагмента в элементе класса<text:s/></text:span><text:span text:style-name="T3">select</text:span></text:p>
          </table:table-cell>
          <table:table-cell table:number-columns-repeated="16382"/>
        </table:table-row>
        <table:table-row table:number-rows-repeated="3" table:style-name="ro1">
          <table:table-cell table:number-columns-repeated="2" table:style-name="ce4"/>
          <table:table-cell table:number-columns-repeated="16382"/>
        </table:table-row>
        <table:table-row table:style-name="ro1">
          <table:table-cell office:value-type="string" table:style-name="ce6">
            <text:p>Примеры записи атрибутов стилей</text:p>
          </table:table-cell>
          <table:table-cell table:style-name="ce6"/>
          <table:table-cell table:number-columns-repeated="16382"/>
        </table:table-row>
        <table:table-row table:style-name="ro1">
          <table:table-cell office:value-type="string" table:style-name="ce4">
            <text:p><text:span text:style-name="T8">font</text:span><text:span text:style-name="T1">: italic bold 14px Arial;</text:span></text:p>
          </table:table-cell>
          <table:table-cell office:value-type="string" table:style-name="ce4">
            <text:p><text:span text:style-name="T1">шрифт наклонный полужирный, 14 пикселей<text:s/></text:span><text:span text:style-name="T1">Arial</text:span></text:p>
          </table:table-cell>
          <table:table-cell table:number-columns-repeated="16382"/>
        </table:table-row>
        <table:table-row table:style-name="ro10">
          <table:table-cell office:value-type="string" table:style-name="ce4">
            <text:p><text:span text:style-name="T8">class=</text:span><text:span text:style-name="T1">”</text:span><text:span text:style-name="T1">container”;</text:span></text:p>
          </table:table-cell>
          <table:table-cell office:value-type="string" table:style-name="ce4">
            <text:p>класс контейнер вмещает в себя наборы элементов: кнопок меню, вариантов для выбора, пунктов, страниц, ссылок…</text:p>
          </table:table-cell>
          <table:table-cell table:number-columns-repeated="16382"/>
        </table:table-row>
        <table:table-row table:style-name="ro8">
          <table:table-cell office:value-type="string" table:style-name="ce4">
            <text:p><text:span text:style-name="T13">margin:<text:s/></text:span><text:span text:style-name="T3">30px 20px;</text:span><text:span text:style-name="T3"/></text:p>
            <text:p><text:span text:style-name="T13">margin-top:</text:span><text:span text:style-name="T13"/></text:p>
            <text:p><text:span text:style-name="T13">margin</text:span><text:span text:style-name="T13">-</text:span><text:span text:style-name="T13">left:</text:span></text:p>
          </table:table-cell>
          <table:table-cell office:value-type="string" table:style-name="ce4">
            <text:p>внешний отступ от края элемента до границы родительского элемента, сначала верхний и нижний (30), потом левый-правый (20).<text:s/></text:p>
            <text:p>Каждый отступ можно задать отдельно.<text:s text:c="2"/></text:p>
            <text:p><text:span text:style-name="T7">Но сначала задаётся общий! Потом конкретные.</text:span></text:p>
          </table:table-cell>
          <table:table-cell table:number-columns-repeated="16382"/>
        </table:table-row>
        <table:table-row table:style-name="ro12">
          <table:table-cell office:value-type="string" table:style-name="ce4">
            <text:p><text:span text:style-name="T13">padding:<text:s/></text:span><text:span text:style-name="T3">10px 30px;</text:span><text:span text:style-name="T3"/></text:p>
            <text:p><text:span text:style-name="T13">padding-bottom:</text:span><text:span text:style-name="T13"/></text:p>
            <text:p/>
          </table:table-cell>
          <table:table-cell office:value-type="string" table:style-name="ce3">
            <text:p>внутренний отступ от края элемента до его содержимого</text:p>
          </table:table-cell>
          <table:table-cell table:number-columns-repeated="16382"/>
        </table:table-row>
        <table:table-row table:style-name="ro6">
          <table:table-cell office:value-type="string" table:style-name="ce4">
            <text:p><text:span text:style-name="T8">width:<text:s/></text:span><text:span text:style-name="T1">20%;</text:span></text:p>
          </table:table-cell>
          <table:table-cell office:value-type="string" table:style-name="ce4">
            <text:p><text:span text:style-name="T1">Ширина, занимаемая элементом.  Если мы делаем внутренние отступы<text:s/></text:span><text:span text:style-name="T8">padding</text:span><text:span text:style-name="T1">, то они тоже съедают эту ширину!</text:span></text:p>
          </table:table-cell>
          <table:table-cell table:number-columns-repeated="16382"/>
        </table:table-row>
        <table:table-row table:style-name="ro13">
          <table:table-cell office:value-type="string" table:style-name="ce4">
            <text:p><text:span text:style-name="T13">position:<text:s/></text:span><text:span text:style-name="T3">relative;</text:span><text:span text:style-name="T3"/></text:p>
            <text:p><text:span text:style-name="T13">top</text:span><text:span text:style-name="T3">: 50px;</text:span><text:span text:style-name="T3"/></text:p>
            <text:p><text:span text:style-name="T13">left</text:span><text:span text:style-name="T3">: 40px;</text:span><text:span text:style-name="T3"/></text:p>
            <text:p/>
          </table:table-cell>
          <table:table-cell office:value-type="string" table:style-name="ce11">
            <text:p><text:span text:style-name="T1">Позиционирование элемента:<text:s/></text:span><text:span text:style-name="T1"/></text:p>
            <text:p><text:span text:style-name="T14">static</text:span><text:span text:style-name="T15"><text:s/></text:span><text:span text:style-name="T1">- отсутствует,<text:s/></text:span><text:span text:style-name="T1"/></text:p>
            <text:p><text:span text:style-name="T14">relative</text:span><text:span text:style-name="T15"><text:s/></text:span><text:span text:style-name="T1">- относительно левого верхнего угла родительского элемента с указанием отступов<text:s/></text:span><text:span text:style-name="T8">top</text:span><text:span text:style-name="T13"><text:s/></text:span><text:span text:style-name="T1">и<text:s/></text:span><text:span text:style-name="T8">left</text:span><text:span text:style-name="T1">, при этому него остаётся зарезервированное место в левом верхнем углу родителя.</text:span><text:span text:style-name="T1"/></text:p>
            <text:p><text:span text:style-name="T14">absolute</text:span><text:span text:style-name="T15"><text:s/></text:span><text:span text:style-name="T1">- поверх других элементов относительно левого верх. угла родительского элемента или окна браузера, другие элементы в первом потоке вывода сдвигаются, занимая освобождённое им место.</text:span><text:span text:style-name="T1"/></text:p>
            <text:p><text:span text:style-name="T14">fixed</text:span><text:span text:style-name="T15"><text:s/></text:span><text:span text:style-name="T1">- фиксирует в координатах, прокручивание страницы НЕ влияет на элемент, он как окно помощника, остаётся на своём месте.</text:span><text:span text:style-name="T1"/></text:p>
            <text:p/>
          </table:table-cell>
          <table:table-cell table:number-columns-repeated="16382"/>
        </table:table-row>
        <table:table-row table:style-name="ro10">
          <table:table-cell office:value-type="string" table:style-name="ce4">
            <text:p><text:span text:style-name="T8">z-index:<text:s/></text:span><text:span text:style-name="T1">10;</text:span></text:p>
          </table:table-cell>
          <table:table-cell office:value-type="string" table:style-name="ce4">
            <text:p>Уровень слоя, на котором находится элемент. Где 1 - самый нижний, дальний от зрителя, перекрывающийся другими слой. Больше - ближе.</text:p>
          </table:table-cell>
          <table:table-cell table:number-columns-repeated="16382"/>
        </table:table-row>
        <table:table-row table:style-name="ro1">
          <table:table-cell table:number-columns-repeated="2" table:style-name="ce12"/>
          <table:table-cell table:number-columns-repeated="16382"/>
        </table:table-row>
        <table:table-row table:style-name="ro6">
          <table:table-cell office:value-type="string" table:style-name="ce4">
            <text:p><text:span text:style-name="T8">background-image</text:span><text:span text:style-name="T1">: url(./images/img1.png), url(./images/img2.png);</text:span></text:p>
          </table:table-cell>
          <table:table-cell office:value-type="string" table:style-name="ce4">
            <text:p><text:span text:style-name="T1">картинка 1 наложится</text:span><text:span text:style-name="T3"><text:s/></text:span><text:span text:style-name="T1">на</text:span><text:span text:style-name="T3"><text:s/></text:span><text:span text:style-name="T1">картинку</text:span><text:span text:style-name="T3"><text:s/></text:span><text:span text:style-name="T1">2</text:span></text:p>
          </table:table-cell>
          <table:table-cell table:number-columns-repeated="16382"/>
        </table:table-row>
        <table:table-row table:style-name="ro12">
          <table:table-cell office:value-type="string" table:style-name="ce4">
            <text:p><text:span text:style-name="T16">background-repeat</text:span><text:span text:style-name="T3">: no-repeat;</text:span><text:span text:style-name="T3"/></text:p>
            <text:p><text:span text:style-name="T3">repeat-x, repeat-y,</text:span><text:span text:style-name="T3"/></text:p>
            <text:p/>
          </table:table-cell>
          <table:table-cell office:value-type="string" table:style-name="ce4">
            <text:p>не повторяться фоновой картинке,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pace</text:p>
          </table:table-cell>
          <table:table-cell office:value-type="string" table:style-name="ce4">
            <text:p>равномерно размещает картинки с пробелами между ними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ound</text:p>
          </table:table-cell>
          <table:table-cell office:value-type="string" table:style-name="ce4">
            <text:p>размещает целое число картинок (без разрезов, но с растягиванием)</text:p>
          </table:table-cell>
          <table:table-cell table:number-columns-repeated="16382"/>
        </table:table-row>
        <table:table-row table:style-name="ro10">
          <table:table-cell office:value-type="string" table:style-name="ce4">
            <text:p><text:span text:style-name="T17">background-size</text:span>: contain</text:p>
          </table:table-cell>
          <table:table-cell office:value-type="string" table:style-name="ce3">
            <text:p>масштабирует картинку сохраняя пропорции так, чтобы она полностью поместилась в элемент, у элемента может остаться пустое пространство</text:p>
          </table:table-cell>
          <table:table-cell table:number-columns-repeated="16382"/>
        </table:table-row>
        <table:table-row table:style-name="ro10">
          <table:table-cell office:value-type="string" table:style-name="ce4">
            <text:p>cover</text:p>
          </table:table-cell>
          <table:table-cell office:value-type="string" table:style-name="ce3">
            <text:p>установит картинку так, чтобы она полностью заняла элемент, но отчатси не поместится</text:p>
          </table:table-cell>
          <table:table-cell table:number-columns-repeated="16382"/>
        </table:table-row>
        <table:table-row table:style-name="ro14">
          <table:table-cell office:value-type="string" table:style-name="ce3">
            <text:p><text:span text:style-name="T13">background-attachment</text:span><text:span text:style-name="T3">: scroll</text:span></text:p>
          </table:table-cell>
          <table:table-cell office:value-type="string" table:style-name="ce4">
            <text:p><text:span text:style-name="T1">скроллится</text:span><text:span text:style-name="T3"><text:s/></text:span><text:span text:style-name="T1">ли фон?  scroll - скроллится, fixed - фиксированный, local - в зависимости от поведения элемента</text:span><text:span text:style-name="T1"/></text:p>
            <text:p><text:span text:style-name="T3"> </text:span></text:p>
          </table:table-cell>
          <table:table-cell table:number-columns-repeated="16382"/>
        </table:table-row>
        <table:table-row table:style-name="ro12">
          <table:table-cell office:value-type="string" table:style-name="ce4">
            <text:p><text:span text:style-name="T13">background-origin</text:span><text:span text:style-name="T3">: padding-box</text:span><text:span text:style-name="T3"/></text:p>
            <text:p><text:span text:style-name="T3">border-box</text:span><text:span text:style-name="T3"/></text:p>
            <text:p><text:span text:style-name="T3">content-box</text:span></text:p>
          </table:table-cell>
          <table:table-cell office:value-type="string" table:style-name="ce4">
            <text:p><text:span text:style-name="T1">ставится к краю элемента с учётом толщины границы</text:span><text:span text:style-name="T1"/></text:p>
            <text:p><text:span text:style-name="T1">относительно границы</text:span><text:span text:style-name="T1"/></text:p>
            <text:p><text:span text:style-name="T1">относительно контента</text:span>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<text:span text:style-name="T1">li { list-style-image: url(&lt;</text:span>адрес картинки<text:span text:style-name="T1">&gt;)}</text:span></text:p>
          </table:table-cell>
          <table:table-cell office:value-type="string" table:style-name="ce4">
            <text:p>устанавливает картинку на маркер в списке</text:p>
          </table:table-cell>
          <table:table-cell table:number-columns-repeated="16382"/>
        </table:table-row>
        <table:table-row table:style-name="ro11">
          <table:table-cell office:value-type="string" table:style-name="ce4">
            <text:p><text:span text:style-name="T13">list-style-position</text:span><text:span text:style-name="T3">: outside</text:span><text:span text:style-name="T3"/></text:p>
            <text:p><text:span text:style-name="T3">или<text:s/></text:span><text:span text:style-name="T3">inside</text:span></text:p>
          </table:table-cell>
          <table:table-cell office:value-type="string" table:style-name="ce4">
            <text:p>определяет, будет ли маркер отображаться внутри блока текста или блок текста будет отодвигаться</text:p>
          </table:table-cell>
          <table:table-cell table:number-columns-repeated="16382"/>
        </table:table-row>
        <table:table-row table:number-rows-repeated="4" table:style-name="ro1">
          <table:table-cell table:number-columns-repeated="2" table:style-name="ce4"/>
          <table:table-cell table:number-columns-repeated="16382"/>
        </table:table-row>
        <table:table-row table:style-name="ro1">
          <table:table-cell table:number-columns-repeated="2" table:style-name="ce12"/>
          <table:table-cell table:number-columns-repeated="16382"/>
        </table:table-row>
        <table:table-row table:style-name="ro1">
          <table:table-cell office:value-type="string" table:style-name="ce4">
            <text:p>border-image: url(./images/img1.png) 40 round round;</text:p>
          </table:table-cell>
          <table:table-cell office:value-type="string" table:style-name="ce13">
            <text:p>углы картинки ставим в качестве границ элемента, вырезая их как квадраты со стороной 40 pxl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transparent</text:p>
          </table:table-cell>
          <table:table-cell office:value-type="string" table:style-name="ce4">
            <text:p>атрибут для прозрачной рамки</text:p>
          </table:table-cell>
          <table:table-cell table:number-columns-repeated="16382"/>
        </table:table-row>
        <table:table-row table:style-name="ro15">
          <table:table-cell office:value-type="string" table:style-name="ce4">
            <text:p>border-radius: 70px 50px 70px 40px/20px;</text:p>
          </table:table-cell>
          <table:table-cell office:value-type="string" table:style-name="ce4">
            <text:p><text:span text:style-name="T1">скругление</text:span><text:span text:style-name="T3"><text:s/></text:span><text:span text:style-name="T1">4 углов элемента рамкой</text:span></text:p>
          </table:table-cell>
          <table:table-cell table:number-columns-repeated="16382"/>
        </table:table-row>
        <table:table-row table:style-name="ro16">
          <table:table-cell office:value-type="string" table:style-name="ce4">
            <text:p><text:span text:style-name="T17">outline</text:span>: 2px solid blue;</text:p>
          </table:table-cell>
          <table:table-cell office:value-type="string" table:style-name="ce4">
            <text:p><text:span text:style-name="T1">внешняя граница элемента, не влияет на размер элемента, ставится для всех сторон</text:span><text:span text:style-name="T1"/></text:p>
            <text:p><text:span text:style-name="T3"> </text:span></text:p>
          </table:table-cell>
          <table:table-cell table:number-columns-repeated="16382"/>
        </table:table-row>
        <table:table-row table:style-name="ro11">
          <table:table-cell office:value-type="string" table:style-name="ce4">
            <text:p><text:span text:style-name="T8">border-right</text:span><text:span text:style-name="T1">: 3px dotted darkorange;</text:span></text:p>
          </table:table-cell>
          <table:table-cell office:value-type="string" table:style-name="ce4">
            <text:p><text:span text:style-name="T1">рамка</text:span><text:span text:style-name="T3"><text:s/></text:span><text:span text:style-name="T1">правая</text:span><text:span text:style-name="T1">, 3<text:s/></text:span><text:span text:style-name="T1">пикселя</text:span><text:span text:style-name="T1">,<text:s/></text:span><text:span text:style-name="T1">пунктирная</text:span><text:span text:style-name="T1">,<text:s/></text:span><text:span text:style-name="T1">оранжевая</text:span><text:span text:style-name="T1"/></text:p>
            <text:p><text:span text:style-name="T3"> </text:span></text:p>
          </table:table-cell>
          <table:table-cell table:number-columns-repeated="16382"/>
        </table:table-row>
        <table:table-row table:style-name="ro1">
          <table:table-cell table:number-columns-repeated="2" table:style-name="ce4"/>
          <table:table-cell table:number-columns-repeated="16382"/>
        </table:table-row>
        <table:table-row table:style-name="ro12">
          <table:table-cell office:value-type="string" table:style-name="ce4">
            <text:p><text:span text:style-name="T1">@font-face {<text:s/></text:span><text:span text:style-name="T8">font-family</text:span><text:span text:style-name="T1">:  …;<text:s/></text:span><text:span text:style-name="T8">font-style</text:span><text:span text:style-name="T1">: …; src: url(…), url(…);  }</text:span></text:p>
          </table:table-cell>
          <table:table-cell office:value-type="string" table:style-name="ce4">
            <text:p><text:span text:style-name="T18">Задаём ссылки на скачивание наших шрифтов</text:span><text:span text:style-name="T3"><text:s/></text:span><text:span text:style-name="T1">с нашего сайта ИЛИ из другого места по<text:s/></text:span><text:span text:style-name="T1">api</text:span><text:span text:style-name="T3"><text:s/></text:span><text:span text:style-name="T1">(</text:span><text:span text:style-name="T1">fonts</text:span><text:span text:style-name="T3"><text:s/></text:span><text:span text:style-name="T1">google</text:span><text:span text:style-name="T1">, например), чтобы страница хорошо отображалась</text:span></text:p>
          </table:table-cell>
          <table:table-cell table:number-columns-repeated="16382"/>
        </table:table-row>
        <table:table-row table:style-name="ro1">
          <table:table-cell table:number-columns-repeated="2" table:style-name="ce4"/>
          <table:table-cell table:number-columns-repeated="16382"/>
        </table:table-row>
        <table:table-row table:style-name="ro17">
          <table:table-cell office:value-type="string" table:style-name="ce4">
            <text:p><text:span text:style-name="T8">float</text:span><text:span text:style-name="T1">:</text:span></text:p>
          </table:table-cell>
          <table:table-cell office:value-type="string" table:style-name="ce4">
            <text:p><text:span text:style-name="T1">Свойство, перемещающее элемент куда надо и ставящее его на уровень выше обычных элементов.</text:span><text:span text:style-name="T1"/></text:p>
            <text:p><text:span text:style-name="T1">Текст будет отодвигаться, другие элементы будут игнорировать, иногда находиться ПОД ним. Другие элементы со свойством<text:s/></text:span><text:span text:style-name="T15">float</text:span><text:span text:style-name="T3"><text:s/></text:span><text:span text:style-name="T1">будут занимать оставшееся пространство, уступив первому (как кубики).</text:span><text:span text:style-name="T1"/></text:p>
            <text:p><text:span text:style-name="T15">”</text:span><text:span text:style-name="T15">none</text:span><text:span text:style-name="T15">”</text:span><text:span text:style-name="T3"><text:s/></text:span><text:span text:style-name="T1">отменяет обтекание</text:span><text:span text:style-name="T1"/></text:p>
            <text:p><text:span text:style-name="T15">“</text:span><text:span text:style-name="T15">left</text:span><text:span text:style-name="T15">”    ”</text:span><text:span text:style-name="T15">right</text:span><text:span text:style-name="T15">”</text:span><text:span text:style-name="T3">  <text:s/></text:span><text:span text:style-name="T1">- указывает направление выравнивания</text:span></text:p>
          </table:table-cell>
          <table:table-cell table:number-columns-repeated="16382"/>
        </table:table-row>
        <table:table-row table:style-name="ro18">
          <table:table-cell office:value-type="string" table:style-name="ce4">
            <text:p><text:span text:style-name="T8">overflow</text:span><text:span text:style-name="T1">: auto;</text:span></text:p>
          </table:table-cell>
          <table:table-cell office:value-type="string" table:style-name="ce4">
            <text:p><text:span text:style-name="T1">При выходе содержимого за границы блока, блок либо скрывает содержимое, либо показывает полосу прокрутки.<text:s/></text:span><text:span text:style-name="T15">auto</text:span><text:span text:style-name="T3"><text:s/></text:span><text:span text:style-name="T1">- устанавливает полосу только если она нужна на экране.<text:s/></text:span><text:span text:style-name="T15">scroll</text:span><text:span text:style-name="T3"><text:s/></text:span><text:span text:style-name="T1">- постоянные полосы прокрутки.<text:s/></text:span><text:span text:style-name="T15">hidden</text:span><text:span text:style-name="T3"><text:s/></text:span><text:span text:style-name="T1">- удалит полосы прокрутки и увидеть вышедший за границы контент не выйдет.</text:span><text:span text:style-name="T1"/></text:p>
            <text:p><text:span text:style-name="T1">Позволяет, например, родительскому элементу занять всю ширину, выглянув из-за дочерних элементов, его перекрывающих.</text:span>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<text:span text:style-name="T8">clear</text:span><text:span text:style-name="T1">:<text:s/></text:span><text:span text:style-name="T1">left</text:span><text:span text:style-name="T1">;</text:span></text:p>
          </table:table-cell>
          <table:table-cell office:value-type="string" table:style-name="ce4">
            <text:p>Переводит элемент на след. строку и прижимает влево.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<text:span text:style-name="T8">contenteditable</text:span><text:span text:style-name="T1">=”</text:span><text:span text:style-name="T1">true</text:span><text:span text:style-name="T1">”</text:span></text:p>
          </table:table-cell>
          <table:table-cell office:value-type="string" table:style-name="ce4">
            <text:p>Позволяет пользователю установить курсор и отредактировать текст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<text:span text:style-name="T8">display</text:span><text:span text:style-name="T1">: none;</text:span></text:p>
          </table:table-cell>
          <table:table-cell office:value-type="string" table:style-name="ce4">
            <text:p>Элемент не отображается, просто пропускается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<text:span text:style-name="T8">visibility</text:span><text:span text:style-name="T1">: hidden;</text:span></text:p>
          </table:table-cell>
          <table:table-cell office:value-type="string" table:style-name="ce4">
            <text:p>Элемент не отображается, но под него резервируется место, которое пустует.</text:p>
          </table:table-cell>
          <table:table-cell table:number-columns-repeated="16382"/>
        </table:table-row>
        <table:table-row table:style-name="ro10">
          <table:table-cell office:value-type="string" table:style-name="ce13">
            <text:p>novalidate</text:p>
          </table:table-cell>
          <table:table-cell office:value-type="string" table:style-name="ce4">
            <text:p>отключает валидацию  формы, позволяет отправить на сервер любые введённые пользователем данные.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4"/>
          <table:table-cell table:number-columns-repeated="16382"/>
        </table:table-row>
        <table:table-row table:style-name="ro1">
          <table:table-cell office:value-type="string" table:number-columns-spanned="2" table:number-rows-spanned="1" table:style-name="ce15">
            <text:p>Параллакс (задний план стоит, передний прокручивается):</text:p>
          </table:table-cell>
          <table:covered-table-cell/>
          <table:table-cell table:number-columns-repeated="16382"/>
        </table:table-row>
        <table:table-row table:style-name="ro19">
          <table:table-cell office:value-type="string" table:style-name="ce4">
            <text:p><text:span text:style-name="T3">.parallax</text:span><text:span text:style-name="T3"><text:s/></text:span><text:span text:style-name="T3">{</text:span><text:span text:style-name="T3"/></text:p>
            <text:p><text:span text:style-name="T3">           <text:s/></text:span><text:span text:style-name="T3">background-image: url( “….” );</text:span><text:span text:style-name="T3"/></text:p>
            <text:p><text:span text:style-name="T3">           <text:s/></text:span><text:span text:style-name="T3">min-height: 500px;</text:span><text:span text:style-name="T3"/></text:p>
            <text:p><text:span text:style-name="T3">background-attachment: fixed;</text:span><text:span text:style-name="T3"/></text:p>
            <text:p><text:span text:style-name="T3">background-position: center;</text:span><text:span text:style-name="T3"/></text:p>
            <text:p><text:span text:style-name="T3">background-repeat: no-repeat;</text:span><text:span text:style-name="T3"/></text:p>
            <text:p><text:span text:style-name="T3">background-size: cover;</text:span><text:span text:style-name="T3"/></text:p>
            <text:p><text:span text:style-name="T3">}</text:span><text:span text:style-name="T3"/></text:p>
            <text:p><text:span text:style-name="T3">.content</text:span><text:span text:style-name="T3"><text:s/></text:span><text:span text:style-name="T3">{</text:span><text:span text:style-name="T3"/></text:p>
            <text:p><text:span text:style-name="T3">height: 100px;</text:span><text:span text:style-name="T3"/></text:p>
            <text:p><text:span text:style-name="T3">background-color: white;</text:span></text:p>
          </table:table-cell>
          <table:table-cell table:style-name="ce4"/>
          <table:table-cell table:number-columns-repeated="16382"/>
        </table:table-row>
        <table:table-row table:style-name="ro1">
          <table:table-cell table:number-columns-repeated="2" table:style-name="ce4"/>
          <table:table-cell table:number-columns-repeated="16382"/>
        </table:table-row>
        <table:table-row table:style-name="ro1">
          <table:table-cell office:value-type="string" table:number-columns-spanned="2" table:number-rows-spanned="1" table:style-name="ce15">
            <text:p><text:span text:style-name="T2">Анимация в CSS</text:span></text:p>
          </table:table-cell>
          <table:covered-table-cell/>
          <table:table-cell table:number-columns-repeated="16382"/>
        </table:table-row>
        <table:table-row table:style-name="ro20">
          <table:table-cell office:value-type="string" table:style-name="ce4">
            <text:p><text:span text:style-name="T3">(имеем div class=”container”, а в нём div class=”circle”):</text:span><text:span text:style-name="T3"/></text:p>
            <text:p><text:span text:style-name="T3">.container {</text:span><text:span text:style-name="T3"/></text:p>
            <text:p><text:span text:style-name="T3">           <text:s/></text:span><text:span text:style-name="T3">display: flex;</text:span><text:span text:style-name="T3"/></text:p>
            <text:p><text:span text:style-name="T3">           <text:s/></text:span><text:span text:style-name="T3">align-items: center;</text:span><text:span text:style-name="T3"/></text:p>
            <text:p><text:span text:style-name="T3">justify-content: center;</text:span><text:span text:style-name="T3"/></text:p>
            <text:p><text:span text:style-name="T3">}</text:span><text:span text:style-name="T3"/></text:p>
            <text:p/>
          </table:table-cell>
          <table:table-cell table:style-name="ce4"/>
          <table:table-cell table:number-columns-repeated="16382"/>
        </table:table-row>
        <table:table-row table:style-name="ro21">
          <table:table-cell office:value-type="string" table:style-name="ce4">
            <text:p><text:span text:style-name="T19">.circle</text:span><text:span text:style-name="T19"><text:s/></text:span><text:span text:style-name="T19">{</text:span><text:span text:style-name="T19"/></text:p>
            <text:p><text:span text:style-name="T19">           <text:s/></text:span><text:span text:style-name="T19">width: 50px;</text:span><text:span text:style-name="T19"/></text:p>
            <text:p><text:span text:style-name="T19">           <text:s/></text:span><text:span text:style-name="T19">height: 50px;</text:span><text:span text:style-name="T19"/></text:p>
            <text:p><text:span text:style-name="T19">           <text:s/></text:span><text:span text:style-name="T19">border-radius: 100%;</text:span><text:span text:style-name="T19"/></text:p>
            <text:p><text:span text:style-name="T19">           <text:s/></text:span><text:span text:style-name="T19">position: relative;</text:span><text:span text:style-name="T19"/></text:p>
            <text:p><text:span text:style-name="T19">background-color: white;</text:span><text:span text:style-name="T19"/></text:p>
            <text:p><text:span text:style-name="T19">opacity: 1;</text:span><text:span text:style-name="T19"/></text:p>
            <text:p><text:span text:style-name="T19">animation-duration: 4s;</text:span><text:span text:style-name="T19"/></text:p>
            <text:p><text:span text:style-name="T19">animation-delay: 2s;</text:span><text:span text:style-name="T19"/></text:p>
            <text:p><text:span text:style-name="T19">animation-iteration-count: 10;</text:span><text:span text:style-name="T19"/></text:p>
            <text:p><text:span text:style-name="T20">animation-name</text:span><text:span text:style-name="T19">: loading;</text:span><text:span text:style-name="T19"/></text:p>
            <text:p><text:span text:style-name="T19">}</text:span></text:p>
          </table:table-cell>
          <table:table-cell office:value-type="string" table:style-name="ce4">
            <text:p><text:span text:style-name="T10">// название анимации в<text:s/></text:span><text:span text:style-name="T10">circle</text:span><text:span text:style-name="T10"><text:s/>должно совпадать с названием<text:s/></text:span><text:span text:style-name="T10">keyframes</text:span><text:span text:style-name="T10">!</text:span><text:span text:style-name="T10"/></text:p>
            <text:p/>
            <text:p/>
            <text:p/>
            <text:p/>
            <text:p/>
            <text:p/>
            <text:p/>
            <text:p/>
            <text:p/>
            <text:p/>
            <text:p/>
            <text:p>вот тут! Имя "loading", например</text:p>
          </table:table-cell>
          <table:table-cell table:number-columns-repeated="16382"/>
        </table:table-row>
        <table:table-row table:style-name="ro22">
          <table:table-cell office:value-type="string" table:style-name="ce4">
            <text:p><text:span text:style-name="T21">@keyframes loading {</text:span><text:span text:style-name="T21"/></text:p>
            <text:p><text:span text:style-name="T21">           <text:s/></text:span><text:span text:style-name="T19">0% {opacity: 0.9, right: 0px; top 0px;}</text:span><text:span text:style-name="T19"/></text:p>
            <text:p><text:span text:style-name="T19">25% {opacity: 0.7, right: 50px; top 50px;}</text:span><text:span text:style-name="T19"/></text:p>
            <text:p><text:span text:style-name="T19">50% {opacity: 0.5, right: 0px; top 50px;}</text:span><text:span text:style-name="T19"/></text:p>
            <text:p><text:span text:style-name="T19">75% {opacity: 0.3, right: 50px; top 0px;}</text:span><text:span text:style-name="T19"/></text:p>
            <text:p><text:span text:style-name="T19">100% {opacity: 0.1, right: 0px; top 0px;}</text:span><text:span text:style-name="T19"/></text:p>
            <text:p><text:span text:style-name="T19">}</text:span><text:span text:style-name="T19"/></text:p>
            <text:p><text:span text:style-name="T19">@-webkit-keyframes loading {</text:span><text:span text:style-name="T19"/></text:p>
            <text:p><text:span text:style-name="T19">           <text:s/></text:span><text:span text:style-name="T19">0% {opacity: 0.9, right: 0px; top 0px;}</text:span><text:span text:style-name="T19"/></text:p>
            <text:p><text:span text:style-name="T19">25% {opacity: 0.7, right: 50px; top 50px;}</text:span><text:span text:style-name="T19"/></text:p>
            <text:p><text:span text:style-name="T19">50% {opacity: 0.5, right: 0px; top 50px;}</text:span><text:span text:style-name="T19"/></text:p>
            <text:p><text:span text:style-name="T19">75% {opacity: 0.3, right: 50px; top 0px;}</text:span><text:span text:style-name="T19"/></text:p>
            <text:p><text:span text:style-name="T19">100% {opacity: 0.1, right: 0px; top 0px;}</text:span><text:span text:style-name="T19"/></text:p>
            <text:p><text:span text:style-name="T19">}</text:span></text:p>
          </table:table-cell>
          <table:table-cell office:value-type="string" table:style-name="ce4">
            <text:p>вот тут! Имя "loading", например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4"/>
          <table:table-cell table:number-columns-repeated="16382"/>
        </table:table-row>
        <table:table-row table:style-name="ro1">
          <table:table-cell office:value-type="string" table:number-columns-spanned="2" table:number-rows-spanned="1" table:style-name="ce15">
            <text:p>Смешивание</text:p>
          </table:table-cell>
          <table:covered-table-cell/>
          <table:table-cell table:number-columns-repeated="16382"/>
        </table:table-row>
        <table:table-row table:style-name="ro6">
          <table:table-cell office:value-type="string" table:style-name="ce4">
            <text:p>имеется<text:s/><text:span text:style-name="T1">div</text:span><text:s/><text:span text:style-name="T1">class</text:span>=”<text:span text:style-name="T1">blend</text:span>”, а в нём изображение<text:s/><text:span text:style-name="T1">img</text:span><text:s/><text:span text:style-name="T1">src</text:span>=””<text:s/><text:span text:style-name="T1">alt</text:span>=”” и &lt;<text:span text:style-name="T1">H</text:span>1&gt; ЗАГОЛОВОК&lt;/<text:span text:style-name="T1">H</text:span>1&gt;</text:p>
          </table:table-cell>
          <table:table-cell table:style-name="ce4"/>
          <table:table-cell table:number-columns-repeated="16382"/>
        </table:table-row>
        <table:table-row table:style-name="ro19">
          <table:table-cell office:value-type="string" table:style-name="ce4">
            <text:p><text:span text:style-name="T3">.blend</text:span><text:span text:style-name="T3"><text:s/></text:span><text:span text:style-name="T3">{</text:span><text:span text:style-name="T3"/></text:p>
            <text:p><text:span text:style-name="T3">           <text:s/></text:span><text:span text:style-name="T3">display: flex;</text:span><text:span text:style-name="T3"/></text:p>
            <text:p><text:span text:style-name="T3">align-items: center;</text:span><text:span text:style-name="T3"/></text:p>
            <text:p><text:span text:style-name="T3">justify-content: center;</text:span><text:span text:style-name="T3"/></text:p>
            <text:p><text:span text:style-name="T3">}</text:span><text:span text:style-name="T3"/></text:p>
            <text:p><text:span text:style-name="T3">blend img{</text:span><text:span text:style-name="T3"/></text:p>
            <text:p><text:span text:style-name="T3">position:<text:s/></text:span><text:span text:style-name="T22">absolute</text:span><text:span text:style-name="T3">;</text:span><text:span text:style-name="T3"/></text:p>
            <text:p><text:span text:style-name="T3">}</text:span><text:span text:style-name="T3"/></text:p>
            <text:p><text:span text:style-name="T3">blend h1{</text:span><text:span text:style-name="T3"/></text:p>
            <text:p><text:span text:style-name="T3">mix-blend-mode:<text:s/></text:span><text:span text:style-name="T22">overlay</text:span><text:span text:style-name="T3">;</text:span><text:span text:style-name="T3"/></text:p>
            <text:p><text:span text:style-name="T3">}</text:span></text:p>
          </table:table-cell>
          <table:table-cell table:style-name="ce4"/>
          <table:table-cell table:number-columns-repeated="16382"/>
        </table:table-row>
        <table:table-row table:style-name="ro1">
          <table:table-cell table:number-columns-repeated="2" table:style-name="ce4"/>
          <table:table-cell table:number-columns-repeated="16382"/>
        </table:table-row>
        <table:table-row table:style-name="ro1">
          <table:table-cell office:value-type="string" table:number-columns-spanned="2" table:number-rows-spanned="1" table:style-name="ce15">
            <text:p><text:span text:style-name="T2">Придать изображению геометрическую форму (как в GTA-заставках).</text:span></text:p>
          </table:table-cell>
          <table:covered-table-cell/>
          <table:table-cell table:number-columns-repeated="16382"/>
        </table:table-row>
        <table:table-row table:style-name="ro23">
          <table:table-cell office:value-type="string" table:style-name="ce4">
            <text:p><text:span text:style-name="T3">(div class=”ellipse”,<text:s/></text:span><text:span text:style-name="T3">внутри<text:s/></text:span><text:span text:style-name="T3">- img)</text:span><text:span text:style-name="T3"/></text:p>
            <text:p><text:span text:style-name="T3">.ellipse</text:span><text:span text:style-name="T3"><text:s/></text:span><text:span text:style-name="T3">img {</text:span><text:span text:style-name="T3"/></text:p>
            <text:p><text:span text:style-name="T3">           <text:s/></text:span><text:span text:style-name="T3">clip-path: ellipse(200px 200px at 100px 100px);</text:span><text:span text:style-name="T3"/></text:p>
            <text:p><text:span text:style-name="T3">}</text:span></text:p>
          </table:table-cell>
          <table:table-cell table:style-name="ce4"/>
          <table:table-cell table:number-columns-repeated="16382"/>
        </table:table-row>
        <table:table-row table:style-name="ro1">
          <table:table-cell table:number-columns-repeated="2" table:style-name="ce4"/>
          <table:table-cell table:number-columns-repeated="16382"/>
        </table:table-row>
        <table:table-row table:style-name="ro1">
          <table:table-cell office:value-type="string" table:number-columns-spanned="2" table:number-rows-spanned="1" table:style-name="ce15">
            <text:p>Увеличение и другие эффекты при наведении</text:p>
          </table:table-cell>
          <table:covered-table-cell/>
          <table:table-cell table:number-columns-repeated="16382"/>
        </table:table-row>
        <table:table-row table:style-name="ro20">
          <table:table-cell office:value-type="string" table:style-name="ce4">
            <text:p><text:span text:style-name="T3">(имеем 4 картинки в блоке<text:s/></text:span><text:span text:style-name="T3">div</text:span><text:span text:style-name="T3"><text:s/></text:span><text:span text:style-name="T3">class</text:span><text:span text:style-name="T3">=”</text:span><text:span text:style-name="T3">images</text:span><text:span text:style-name="T3">”)</text:span><text:span text:style-name="T3"/></text:p>
            <text:p><text:span text:style-name="T3">.images</text:span><text:span text:style-name="T3"><text:s/></text:span><text:span text:style-name="T3">{</text:span><text:span text:style-name="T3"/></text:p>
            <text:p><text:span text:style-name="T3">           <text:s/></text:span><text:span text:style-name="T3">display: flex;</text:span><text:span text:style-name="T3"/></text:p>
            <text:p><text:span text:style-name="T3">justify-content: center;</text:span><text:span text:style-name="T3"/></text:p>
            <text:p><text:span text:style-name="T3">}</text:span><text:span text:style-name="T3"/></text:p>
            <text:p><text:span text:style-name="T3">.images:</text:span><text:span text:style-name="T13">hover</text:span><text:span text:style-name="T13"><text:s/></text:span><text:span text:style-name="T3">{</text:span><text:span text:style-name="T3"/></text:p>
            <text:p><text:span text:style-name="T3">           <text:s/></text:span><text:span text:style-name="T3">transform: scale(1.2);</text:span><text:span text:style-name="T3"/></text:p>
            <text:p><text:span text:style-name="T3">}</text:span></text:p>
          </table:table-cell>
          <table:table-cell table:style-name="ce4"/>
          <table:table-cell table:number-columns-repeated="16382"/>
        </table:table-row>
        <table:table-row table:number-rows-repeated="3" table:style-name="ro1">
          <table:table-cell table:number-columns-repeated="2" table:style-name="ce4"/>
          <table:table-cell table:number-columns-repeated="16382"/>
        </table:table-row>
        <table:table-row table:style-name="ro1">
          <table:table-cell office:value-type="string" table:style-name="ce5">
            <text:p>Расположение элементов</text:p>
          </table:table-cell>
          <table:table-cell office:value-type="string" table:style-name="ce5">
            <text:p>https://stackoverflow.com/questions/7693224/how-do-i-right-align-div-elements</text:p>
          </table:table-cell>
          <table:table-cell table:number-columns-repeated="16382"/>
        </table:table-row>
        <table:table-row table:style-name="ro10">
          <table:table-cell office:value-type="string" table:style-name="ce4">
            <text:p><text:span text:style-name="T23">float</text:span>: right;</text:p>
            <text:p><text:span text:style-name="T23">float</text:span>: left;</text:p>
          </table:table-cell>
          <table:table-cell office:value-type="string" table:style-name="ce4">
            <text:p>Прижимает элемент к правой стороне или к левой.</text:p>
            <text:p>Нет вариантов top или bottom</text:p>
          </table:table-cell>
          <table:table-cell table:number-columns-repeated="16382"/>
        </table:table-row>
        <table:table-row table:style-name="ro5">
          <table:table-cell office:value-type="string" table:style-name="ce4">
            <text:p><text:span text:style-name="T23">margin-left</text:span>: auto;<text:s/></text:p>
            <text:p><text:span text:style-name="T23">margin-right</text:span>: 0;</text:p>
          </table:table-cell>
          <table:table-cell office:value-type="string" table:style-name="ce4">
            <text:p>Floats are okay, but problematic with IE 6 &amp; 7.</text:p>
            <text:p>I'd prefer using the following on the inner div:</text:p>
            <text:p/>
          </table:table-cell>
          <table:table-cell table:number-columns-repeated="16382"/>
        </table:table-row>
        <table:table-row table:style-name="ro1">
          <table:table-cell table:number-columns-repeated="2" table:style-name="ce4"/>
          <table:table-cell table:number-columns-repeated="16382"/>
        </table:table-row>
        <table:table-row table:style-name="ro8">
          <table:table-cell office:value-type="string" table:style-name="ce4">
            <text:p><text:span text:style-name="T23">justify-content</text:span>:</text:p>
            <text:p>center;</text:p>
            <text:p>space-between;</text:p>
            <text:p>space-around;</text:p>
          </table:table-cell>
          <table:table-cell office:value-type="string" table:style-name="ce4">
            <text:p>Расположение внутреннего контента по горизонтали</text:p>
            <text:p>группируем в центре</text:p>
            <text:p>раскидать влево-вправо, чтоб было место по центру</text:p>
            <text:p>отступы по бокам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<text:span text:style-name="T23">align-items</text:span>: center;</text:p>
          </table:table-cell>
          <table:table-cell office:value-type="string" table:style-name="ce4">
            <text:p>Расположение внутреннего контента по вертикали</text:p>
          </table:table-cell>
          <table:table-cell table:number-columns-repeated="16382"/>
        </table:table-row>
        <table:table-row table:style-name="ro1">
          <table:table-cell table:number-columns-repeated="2" table:style-name="ce4"/>
          <table:table-cell table:number-columns-repeated="16382"/>
        </table:table-row>
        <table:table-row table:style-name="ro4">
          <table:table-cell office:value-type="string" table:style-name="ce4">
            <text:p>#myContent{</text:p>
            <text:p><text:s text:c="2"/>column-count: 2;</text:p>
            <text:p><text:s text:c="2"/>column-gap: 20px;</text:p>
            <text:p><text:s text:c="2"/>height: 350px;</text:p>
            <text:p>}</text:p>
          </table:table-cell>
          <table:table-cell office:value-type="string" table:style-name="ce4">
            <text:p>#myContent включает в себя прочие div и элементы… Можно так оформить сам body-тег.</text:p>
            <text:p>А внутри - чёткое разделение на две колонки.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4"/>
          <table:table-cell table:number-columns-repeated="16382"/>
        </table:table-row>
        <table:table-row table:number-rows-repeated="2" table:style-name="ro1">
          <table:table-cell table:number-columns-repeated="1024" table:style-name="ce3"/>
          <table:table-cell table:number-columns-repeated="15360"/>
        </table:table-row>
        <table:table-row table:number-rows-repeated="3" table:style-name="ro1">
          <table:table-cell table:number-columns-repeated="2" table:style-name="ce4"/>
          <table:table-cell table:number-columns-repeated="16382"/>
        </table:table-row>
        <table:table-row table:style-name="ro1">
          <table:table-cell office:value-type="string" table:style-name="ce5">
            <text:p>Кнопки</text:p>
          </table:table-cell>
          <table:table-cell office:value-type="string" table:style-name="ce5">
            <text:p>https://habr.com/ru/companies/ruvds/articles/489820/</text:p>
          </table:table-cell>
          <table:table-cell table:number-columns-repeated="16382"/>
        </table:table-row>
        <table:table-row table:style-name="ro24">
          <table:table-cell office:value-type="string" table:style-name="ce4">
            <text:p>.c-button {</text:p>
            <text:p><text:s text:c="2"/>appearance: none;</text:p>
            <text:p><text:s text:c="2"/>border: 0;</text:p>
            <text:p><text:s text:c="2"/>border-radius: 5px;</text:p>
            <text:p><text:s text:c="2"/>background: #4676D7;</text:p>
            <text:p><text:s text:c="2"/>color: #fff;</text:p>
            <text:p><text:s text:c="2"/>padding: 8px 16px;</text:p>
            <text:p><text:s text:c="2"/>font-size: 16px;</text:p>
            <text:p>}</text:p>
          </table:table-cell>
          <table:table-cell table:style-name="ce4"/>
          <table:table-cell table:number-columns-repeated="16382"/>
        </table:table-row>
        <table:table-row table:style-name="ro8">
          <table:table-cell office:value-type="string" table:style-name="ce4">
            <text:p>.c-button:hover {   background: #1d49aa; }<text:s/></text:p>
            <text:p/>
            <text:p>.c-button:focus {   outline: none;   box-shadow: 0 0 0 4px #cbd6ee; }</text:p>
          </table:table-cell>
          <table:table-cell table:style-name="ce4"/>
          <table:table-cell table:number-columns-repeated="16382"/>
        </table:table-row>
        <table:table-row table:number-rows-repeated="20" table:style-name="ro1">
          <table:table-cell table:number-columns-repeated="2" table:style-name="ce4"/>
          <table:table-cell table:number-columns-repeated="16382"/>
        </table:table-row>
        <table:table-row table:number-rows-repeated="1048407" table:style-name="ro25">
          <table:table-cell table:number-columns-repeated="16384"/>
        </table:table-row>
      </table:table>
      <table:table table:name="HTML" table:style-name="ta2">
        <table:table-column table:style-name="co5" table:default-cell-style-name="ce3"/>
        <table:table-column table:style-name="co6" table:default-cell-style-name="ce3"/>
        <table:table-column table:style-name="co3" table:number-columns-repeated="1022" table:default-cell-style-name="ce3"/>
        <table:table-column table:style-name="co4" table:number-columns-repeated="15360" table:default-cell-style-name="ce1"/>
        <table:table-row table:style-name="ro1">
          <table:table-cell office:value-type="string" table:style-name="ce16">
            <text:p>Блочные элементы (занимают всю ширину страницы).</text:p>
          </table:table-cell>
          <table:table-cell table:style-name="ce6"/>
          <table:table-cell table:number-columns-repeated="16382"/>
        </table:table-row>
        <table:table-row table:style-name="ro1">
          <table:table-cell office:value-type="string" table:style-name="ce17">
            <text:p>&lt;div&gt;… &lt;/div&gt;</text:p>
          </table:table-cell>
          <table:table-cell office:value-type="string" table:style-name="ce17">
            <text:p>блок, который может содержать что угодно</text:p>
          </table:table-cell>
          <table:table-cell table:number-columns-repeated="16382"/>
        </table:table-row>
        <table:table-row table:style-name="ro5">
          <table:table-cell office:value-type="string" table:style-name="ce17">
            <text:p>&lt;p&gt;&lt;/p&gt;</text:p>
          </table:table-cell>
          <table:table-cell office:value-type="string" table:style-name="ce17">
            <text:p>блок абзаца, отображается так, как требуют атрибуты и правила HTML, например, только с 1 пробелом между словами.</text:p>
          </table:table-cell>
          <table:table-cell table:number-columns-repeated="16382"/>
        </table:table-row>
        <table:table-row table:style-name="ro5">
          <table:table-cell office:value-type="string" table:style-name="ce17">
            <text:p>&lt;pre&gt;&lt;/pre&gt;</text:p>
          </table:table-cell>
          <table:table-cell office:value-type="string" table:style-name="ce17">
            <text:p>блок отформатирвоанного текста, показыает текст со всеми переносами строк, пробелами, заданными в коде, моноширинным шрифтом</text:p>
          </table:table-cell>
          <table:table-cell table:number-columns-repeated="16382"/>
        </table:table-row>
        <table:table-row table:style-name="ro1">
          <table:table-cell office:value-type="string" table:style-name="ce17">
            <text:p>&lt;blockquote&gt;&lt;/blockquote&gt;</text:p>
          </table:table-cell>
          <table:table-cell office:value-type="string" table:style-name="ce17">
            <text:p>абзац цитаты, 8-пиксельный отступ слева</text:p>
          </table:table-cell>
          <table:table-cell table:number-columns-repeated="16382"/>
        </table:table-row>
        <table:table-row table:style-name="ro8">
          <table:table-cell office:value-type="string" table:style-name="ce17">
            <text:p>&lt;h1&gt;&lt;/h1&gt;</text:p>
          </table:table-cell>
          <table:table-cell office:value-type="string" table:style-name="ce17">
            <text:p>абзац заголовка 1 уровня. Всего уровней 6.</text:p>
            <text:p>h1 - 1 на странице,</text:p>
            <text:p>h2 - 2-4 штуки,</text:p>
            <text:p>h3 - 4-8 штук.</text:p>
          </table:table-cell>
          <table:table-cell table:number-columns-repeated="16382"/>
        </table:table-row>
        <table:table-row table:style-name="ro1">
          <table:table-cell office:value-type="string" table:style-name="ce17">
            <text:p>&lt;hr/&gt;</text:p>
          </table:table-cell>
          <table:table-cell office:value-type="string" table:style-name="ce17">
            <text:p>горизонтальная линия. Horizontal rule</text:p>
          </table:table-cell>
          <table:table-cell table:number-columns-repeated="16382"/>
        </table:table-row>
        <table:table-row table:style-name="ro1">
          <table:table-cell office:value-type="string" table:style-name="ce17">
            <text:p>&lt;br/&gt;</text:p>
          </table:table-cell>
          <table:table-cell office:value-type="string" table:style-name="ce17">
            <text:p>перенос строки. Break</text:p>
          </table:table-cell>
          <table:table-cell table:number-columns-repeated="16382"/>
        </table:table-row>
        <table:table-row table:style-name="ro1">
          <table:table-cell table:number-columns-repeated="2" table:style-name="ce17"/>
          <table:table-cell table:number-columns-repeated="16382"/>
        </table:table-row>
        <table:table-row table:style-name="ro1">
          <table:table-cell office:value-type="string" table:style-name="ce6">
            <text:p>атрибуты блочных элементов</text:p>
          </table:table-cell>
          <table:table-cell table:style-name="ce6"/>
          <table:table-cell table:number-columns-repeated="16382"/>
        </table:table-row>
        <table:table-row table:style-name="ro1">
          <table:table-cell office:value-type="string" table:style-name="ce4">
            <text:p>dir="rtl"</text:p>
          </table:table-cell>
          <table:table-cell office:value-type="string" table:style-name="ce4">
            <text:p>выравнивание справа</text:p>
          </table:table-cell>
          <table:table-cell table:number-columns-repeated="16382"/>
        </table:table-row>
        <table:table-row table:number-rows-repeated="7" table:style-name="ro1">
          <table:table-cell table:number-columns-repeated="2" table:style-name="ce4"/>
          <table:table-cell table:number-columns-repeated="16382"/>
        </table:table-row>
        <table:table-row table:style-name="ro1">
          <table:table-cell office:value-type="string" table:style-name="ce18">
            <text:p>Теги физической разметки</text:p>
          </table:table-cell>
          <table:table-cell table:style-name="ce6"/>
          <table:table-cell table:number-columns-repeated="16382"/>
        </table:table-row>
        <table:table-row table:style-name="ro1">
          <table:table-cell office:value-type="string" table:style-name="ce4">
            <text:p>&lt;b&gt;&lt;/b&gt;</text:p>
          </table:table-cell>
          <table:table-cell office:value-type="string" table:style-name="ce4">
            <text:p>жирное начертание текста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&lt;i&gt;&lt;/i&gt;</text:p>
          </table:table-cell>
          <table:table-cell office:value-type="string" table:style-name="ce4">
            <text:p>курсив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&lt;s&gt;&lt;/s&gt;</text:p>
          </table:table-cell>
          <table:table-cell office:value-type="string" table:style-name="ce4">
            <text:p>перечеркнутый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&lt;bdo dir="rtl"&gt; &lt;bdo/&gt;</text:p>
          </table:table-cell>
          <table:table-cell office:value-type="string" table:style-name="ce4">
            <text:p>разворачивает содержимое задом наперёд (Дом - моД)</text:p>
          </table:table-cell>
          <table:table-cell table:number-columns-repeated="16382"/>
        </table:table-row>
        <table:table-row table:style-name="ro10">
          <table:table-cell office:value-type="string" table:style-name="ce4">
            <text:p>&lt;small&gt;&lt;/small&gt;</text:p>
          </table:table-cell>
          <table:table-cell office:value-type="string" table:style-name="ce4">
            <text:p>размер на 1 единицу меньше (размер от 1 до 7, по умолчанию: 3)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&lt;big&gt;&lt;/big&gt;</text:p>
          </table:table-cell>
          <table:table-cell office:value-type="string" table:style-name="ce4">
            <text:p>размер на 1 единицу больше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&lt;sup&gt;&lt;/sup&gt;</text:p>
          </table:table-cell>
          <table:table-cell office:value-type="string" table:style-name="ce4">
            <text:p>верхний индекс (можно запомнить по кружку сверху)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&lt;sub&gt;&lt;/sub&gt;</text:p>
          </table:table-cell>
          <table:table-cell office:value-type="string" table:style-name="ce4">
            <text:p>нижний индекс (можно запомнить по кружку снизу)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meter&gt;&lt;/meter&gt;</text:p>
          </table:table-cell>
          <table:table-cell office:value-type="string" table:style-name="ce4">
            <text:p>вывод значения из известного диапазона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&lt;progress&gt;&lt;/progress&gt;</text:p>
          </table:table-cell>
          <table:table-cell office:value-type="string" table:style-name="ce4">
            <text:p>отображение прогресса завершённости</text:p>
          </table:table-cell>
          <table:table-cell table:number-columns-repeated="16382"/>
        </table:table-row>
        <table:table-row table:style-name="ro1">
          <table:table-cell table:number-columns-repeated="2" table:style-name="ce4"/>
          <table:table-cell table:number-columns-repeated="16382"/>
        </table:table-row>
        <table:table-row table:style-name="ro10">
          <table:table-cell office:value-type="string" table:style-name="ce4">
            <text:p>&lt;span&gt;&lt;/span&gt;</text:p>
          </table:table-cell>
          <table:table-cell office:value-type="string" table:style-name="ce4">
            <text:p>выделяет текст для стилевого оформления с помощью CSS</text:p>
          </table:table-cell>
          <table:table-cell table:number-columns-repeated="16382"/>
        </table:table-row>
        <table:table-row table:style-name="ro1">
          <table:table-cell table:number-columns-repeated="2" table:style-name="ce4"/>
          <table:table-cell table:number-columns-repeated="16382"/>
        </table:table-row>
        <table:table-row table:number-rows-repeated="2" table:style-name="ro1">
          <table:table-cell table:number-columns-repeated="2" table:style-name="ce19"/>
          <table:table-cell table:number-columns-repeated="16382"/>
        </table:table-row>
        <table:table-row table:style-name="ro26">
          <table:table-cell office:value-type="string" table:style-name="ce18">
            <text:p><text:span text:style-name="T24">Семантические</text:span><text:span text:style-name="T24"><text:s/></text:span><text:span text:style-name="T24">тэги</text:span></text:p>
          </table:table-cell>
          <table:table-cell table:style-name="ce6"/>
          <table:table-cell table:number-columns-repeated="16382"/>
        </table:table-row>
        <table:table-row table:style-name="ro1">
          <table:table-cell office:value-type="string" table:style-name="ce4">
            <text:p>&lt;footer&gt;&lt;/footer&gt;, <text:s/>&lt;header&gt;&lt;/header&gt;, <text:s/>&lt;main&gt;&lt;/main&gt;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4">
            <text:p>&lt;article&gt;&lt;/article&gt;</text:p>
          </table:table-cell>
          <table:table-cell office:value-type="string" table:style-name="ce4">
            <text:p>самодостаточный по смыслу текст, статья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&lt;aside&gt;&lt;/aside&gt;</text:p>
          </table:table-cell>
          <table:table-cell office:value-type="string" table:style-name="ce4">
            <text:p>контент, стоящий в стороне от родительского</text:p>
          </table:table-cell>
          <table:table-cell table:number-columns-repeated="16382"/>
        </table:table-row>
        <table:table-row table:style-name="ro1">
          <table:table-cell table:number-columns-repeated="2" table:style-name="ce4"/>
          <table:table-cell table:number-columns-repeated="16382"/>
        </table:table-row>
        <table:table-row table:style-name="ro1">
          <table:table-cell office:value-type="string" table:style-name="ce4">
            <text:p>&lt;nav&gt;&lt;/nav&gt;</text:p>
          </table:table-cell>
          <table:table-cell office:value-type="string" table:style-name="ce4">
            <text:p>тэг для группировки ссылок навигации</text:p>
          </table:table-cell>
          <table:table-cell table:number-columns-repeated="16382"/>
        </table:table-row>
        <table:table-row table:style-name="ro1">
          <table:table-cell table:number-columns-repeated="2" table:style-name="ce4"/>
          <table:table-cell table:number-columns-repeated="16382"/>
        </table:table-row>
        <table:table-row table:style-name="ro1">
          <table:table-cell office:value-type="string" table:style-name="ce4">
            <text:p>&lt;section&gt;&lt;/section&gt;</text:p>
          </table:table-cell>
          <table:table-cell office:value-type="string" table:style-name="ce20">
            <text:p>определяет раздел в документе</text:p>
          </table:table-cell>
          <table:table-cell table:number-columns-repeated="16382"/>
        </table:table-row>
        <table:table-row table:number-rows-repeated="7" table:style-name="ro1">
          <table:table-cell table:number-columns-repeated="2" table:style-name="ce4"/>
          <table:table-cell table:number-columns-repeated="16382"/>
        </table:table-row>
        <table:table-row table:style-name="ro1">
          <table:table-cell office:value-type="string" table:style-name="ce18">
            <text:p>Теги логической разметки</text:p>
          </table:table-cell>
          <table:table-cell table:style-name="ce6"/>
          <table:table-cell table:number-columns-repeated="16382"/>
        </table:table-row>
        <table:table-row table:style-name="ro10">
          <table:table-cell office:value-type="string" table:style-name="ce4">
            <text:p>&lt;abbr&gt;&lt;/abbr&gt;</text:p>
          </table:table-cell>
          <table:table-cell office:value-type="string" table:style-name="ce4">
            <text:p>указывает, что текст - аббревиатура.</text:p>
            <text:p>Атрибут title указывет текст всплывающей подсказки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&lt;cite&gt;&lt;/cite&gt;</text:p>
          </table:table-cell>
          <table:table-cell office:value-type="string" table:style-name="ce4">
            <text:p>сноска или цитата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&lt;code&gt;&lt;/code&gt;</text:p>
          </table:table-cell>
          <table:table-cell office:value-type="string" table:style-name="ce4">
            <text:p>текст, содержащий програмный код</text:p>
          </table:table-cell>
          <table:table-cell table:number-columns-repeated="16382"/>
        </table:table-row>
        <table:table-row table:style-name="ro10">
          <table:table-cell office:value-type="string" table:style-name="ce4">
            <text:p>&lt;strong&gt;&lt;/strong&gt;</text:p>
          </table:table-cell>
          <table:table-cell office:value-type="string" table:style-name="ce4">
            <text:p>выделяет текст жирным и выделит его для программ (например, читалок текста)</text:p>
          </table:table-cell>
          <table:table-cell table:number-columns-repeated="16382"/>
        </table:table-row>
        <table:table-row table:style-name="ro10">
          <table:table-cell office:value-type="string" table:style-name="ce4">
            <text:p>&lt;em&gt;&lt;/em&gt;</text:p>
          </table:table-cell>
          <table:table-cell office:value-type="string" table:style-name="ce4">
            <text:p>опять же логически выделяет кусок текста, в браузерах выделяется курсивом</text:p>
          </table:table-cell>
          <table:table-cell table:number-columns-repeated="16382"/>
        </table:table-row>
        <table:table-row table:style-name="ro10">
          <table:table-cell office:value-type="string" table:style-name="ce4">
            <text:p>&lt;del&gt;&lt;/del&gt;</text:p>
          </table:table-cell>
          <table:table-cell office:value-type="string" table:style-name="ce4">
            <text:p>обозначает удалённые элементы в версиях документа. В браузерах перечёркивает текст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&lt;ins&gt;&lt;/ins&gt;</text:p>
          </table:table-cell>
          <table:table-cell office:value-type="string" table:style-name="ce4">
            <text:p>добавленный текст, в браузерах подчёркивается.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&lt;mark&gt;&lt;/mark&gt;</text:p>
          </table:table-cell>
          <table:table-cell office:value-type="string" table:style-name="ce4">
            <text:p>выделяет фрагмент текста. В браузерах - жёлтым фоном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&lt;var&gt;&lt;/var&gt;</text:p>
          </table:table-cell>
          <table:table-cell office:value-type="string" table:style-name="ce4">
            <text:p>объявление переменных</text:p>
          </table:table-cell>
          <table:table-cell table:number-columns-repeated="16382"/>
        </table:table-row>
        <table:table-row table:style-name="ro1">
          <table:table-cell table:number-columns-repeated="2" table:style-name="ce4"/>
          <table:table-cell table:number-columns-repeated="16382"/>
        </table:table-row>
        <table:table-row table:style-name="ro1">
          <table:table-cell office:value-type="string" table:style-name="ce4">
            <text:p>&lt;details&gt; <text:s/>&lt;/details&gt;</text:p>
          </table:table-cell>
          <table:table-cell office:value-type="string" table:style-name="ce4">
            <text:p>задает выпадающую информацию, как spoiler!</text:p>
          </table:table-cell>
          <table:table-cell table:number-columns-repeated="16382"/>
        </table:table-row>
        <table:table-row table:style-name="ro1">
          <table:table-cell table:number-columns-repeated="2" table:style-name="ce4"/>
          <table:table-cell table:number-columns-repeated="16382"/>
        </table:table-row>
        <table:table-row table:style-name="ro1">
          <table:table-cell office:value-type="string" table:style-name="ce4">
            <text:p>&lt;time datetime="2017-12-25"&gt;25 декабря 2017&lt;/time&gt;</text:p>
          </table:table-cell>
          <table:table-cell office:value-type="string" table:style-name="ce4">
            <text:p>указание поисковой системе, что это дата.</text:p>
          </table:table-cell>
          <table:table-cell table:number-columns-repeated="16382"/>
        </table:table-row>
        <table:table-row table:style-name="ro1">
          <table:table-cell table:number-columns-repeated="2" table:style-name="ce4"/>
          <table:table-cell table:number-columns-repeated="16382"/>
        </table:table-row>
        <table:table-row table:style-name="ro1">
          <table:table-cell office:value-type="string" table:style-name="ce4">
            <text:p>&lt;ruby&gt; Текст&lt;rt&gt;Аннотация&lt;/rt&gt;&lt;/ruby&gt;</text:p>
          </table:table-cell>
          <table:table-cell office:value-type="string" table:style-name="ce4">
            <text:p>задаёт аннотацию к тексту (мелкий текст сверху)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&lt;rb&gt;Аннотация&lt;/rb&gt;</text:p>
          </table:table-cell>
          <table:table-cell office:value-type="string" table:style-name="ce4">
            <text:p>ещё один вариант аннотации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4"/>
          <table:table-cell table:number-columns-repeated="16382"/>
        </table:table-row>
        <table:table-row table:style-name="ro1">
          <table:table-cell office:value-type="string" table:style-name="ce21">
            <text:p>Маркированные списки</text:p>
          </table:table-cell>
          <table:table-cell table:style-name="ce21"/>
          <table:table-cell table:number-columns-repeated="16382"/>
        </table:table-row>
        <table:table-row table:style-name="ro1">
          <table:table-cell office:value-type="string" table:style-name="ce4">
            <text:p>&lt;ul&gt;&lt;/ul&gt;</text:p>
          </table:table-cell>
          <table:table-cell office:value-type="string" table:style-name="ce4">
            <text:p>маркированный список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атрибут type="circle"</text:p>
          </table:table-cell>
          <table:table-cell office:value-type="string" table:style-name="ce4">
            <text:p>вид маркера. disc, circle или square</text:p>
          </table:table-cell>
          <table:table-cell table:number-columns-repeated="16382"/>
        </table:table-row>
        <table:table-row table:style-name="ro1">
          <table:table-cell table:number-columns-repeated="2" table:style-name="ce4"/>
          <table:table-cell table:number-columns-repeated="16382"/>
        </table:table-row>
        <table:table-row table:style-name="ro1">
          <table:table-cell office:value-type="string" table:style-name="ce4">
            <text:p>&lt;ol&gt;&lt;/ol&gt;</text:p>
          </table:table-cell>
          <table:table-cell office:value-type="string" table:style-name="ce4">
            <text:p>нумерованный (упорядоченный) список</text:p>
          </table:table-cell>
          <table:table-cell table:number-columns-repeated="16382"/>
        </table:table-row>
        <table:table-row table:style-name="ro15">
          <table:table-cell office:value-type="string" table:style-name="ce4">
            <text:p>атрибут type="A"</text:p>
          </table:table-cell>
          <table:table-cell office:value-type="string" table:style-name="ce4">
            <text:p><text:span text:style-name="T25">вид маркера.<text:s/></text:span><text:span text:style-name="T25">A, a, I<text:s/></text:span><text:span text:style-name="T25">или</text:span><text:span text:style-name="T25"><text:s/>I</text:span></text:p>
          </table:table-cell>
          <table:table-cell table:number-columns-repeated="16382"/>
        </table:table-row>
        <table:table-row table:style-name="ro15">
          <table:table-cell office:value-type="string" table:style-name="ce4">
            <text:p>start=</text:p>
          </table:table-cell>
          <table:table-cell office:value-type="string" table:style-name="ce4">
            <text:p><text:span text:style-name="T25">начало</text:span><text:span text:style-name="T25"><text:s/></text:span><text:span text:style-name="T25">нумерации</text:span>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value=</text:p>
          </table:table-cell>
          <table:table-cell office:value-type="string" table:style-name="ce4">
            <text:p>задаёт конкретное значение нумерации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&lt;li&gt;&lt;/li&gt;</text:p>
          </table:table-cell>
          <table:table-cell office:value-type="string" table:style-name="ce4">
            <text:p>один элемент списка</text:p>
          </table:table-cell>
          <table:table-cell table:number-columns-repeated="16382"/>
        </table:table-row>
        <table:table-row table:number-rows-repeated="3" table:style-name="ro1">
          <table:table-cell table:number-columns-repeated="2" table:style-name="ce4"/>
          <table:table-cell table:number-columns-repeated="16382"/>
        </table:table-row>
        <table:table-row table:style-name="ro1">
          <table:table-cell office:value-type="string" table:style-name="ce6">
            <text:p>Ссылки</text:p>
          </table:table-cell>
          <table:table-cell table:style-name="ce6"/>
          <table:table-cell table:number-columns-repeated="16382"/>
        </table:table-row>
        <table:table-row table:style-name="ro10">
          <table:table-cell office:value-type="string" table:style-name="ce22">
            <text:p>&lt;a&gt;&lt;/a&gt;</text:p>
          </table:table-cell>
          <table:table-cell office:value-type="string" table:style-name="ce4">
            <text:p>создает ссылку на документ, страницу сайта, якорь или внешний ресурс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href=</text:p>
          </table:table-cell>
          <table:table-cell office:value-type="string" table:style-name="ce4">
            <text:p>указывает адрес перехода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title="GOOGLE"</text:p>
          </table:table-cell>
          <table:table-cell office:value-type="string" table:style-name="ce4">
            <text:p>всплывающая подсказка</text:p>
          </table:table-cell>
          <table:table-cell table:number-columns-repeated="16382"/>
        </table:table-row>
        <table:table-row table:style-name="ro10">
          <table:table-cell office:value-type="string" table:style-name="ce4">
            <text:p>accesskey="t"</text:p>
          </table:table-cell>
          <table:table-cell office:value-type="string" table:style-name="ce4">
            <text:p>комбинация горячих клавиш, по которым сработает ссылка</text:p>
          </table:table-cell>
          <table:table-cell table:number-columns-repeated="16382"/>
        </table:table-row>
        <table:table-row table:style-name="ro10">
          <table:table-cell office:value-type="string" table:style-name="ce4">
            <text:p>target="_blank"</text:p>
          </table:table-cell>
          <table:table-cell office:value-type="string" table:style-name="ce4">
            <text:p>указывает, в каком окне нужно открыть ссылку blank или self</text:p>
          </table:table-cell>
          <table:table-cell table:number-columns-repeated="16382"/>
        </table:table-row>
        <table:table-row table:number-rows-repeated="4" table:style-name="ro1">
          <table:table-cell table:number-columns-repeated="2" table:style-name="ce4"/>
          <table:table-cell table:number-columns-repeated="16382"/>
        </table:table-row>
        <table:table-row table:style-name="ro1">
          <table:table-cell office:value-type="string" table:style-name="ce6">
            <text:p>Размещение картинки</text:p>
          </table:table-cell>
          <table:table-cell table:style-name="ce6"/>
          <table:table-cell table:number-columns-repeated="16382"/>
        </table:table-row>
        <table:table-row table:style-name="ro1">
          <table:table-cell office:value-type="string" table:style-name="ce4">
            <text:p>&lt;img/&gt;</text:p>
          </table:table-cell>
          <table:table-cell office:value-type="string" table:style-name="ce4">
            <text:p>тег для размещения изображения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rc=""<text:s text:c="3"/></text:p>
          </table:table-cell>
          <table:table-cell office:value-type="string" table:style-name="ce4">
            <text:p>атрибут для указанеия источника картинки</text:p>
          </table:table-cell>
          <table:table-cell table:number-columns-repeated="16382"/>
        </table:table-row>
        <table:table-row table:style-name="ro10">
          <table:table-cell office:value-type="string" table:style-name="ce17">
            <text:p>alt=""</text:p>
          </table:table-cell>
          <table:table-cell office:value-type="string" table:style-name="ce4">
            <text:p>значение выводится вместо картинки, если та не загрузится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width и height</text:p>
          </table:table-cell>
          <table:table-cell office:value-type="string" table:style-name="ce4">
            <text:p>высота и ширина. <text:s/>Надо соблюдать пропорции</text:p>
          </table:table-cell>
          <table:table-cell table:number-columns-repeated="16382"/>
        </table:table-row>
        <table:table-row table:style-name="ro1">
          <table:table-cell table:number-columns-repeated="2" table:style-name="ce4"/>
          <table:table-cell table:number-columns-repeated="16382"/>
        </table:table-row>
        <table:table-row table:style-name="ro10">
          <table:table-cell office:value-type="string" table:style-name="ce4">
            <text:p>&lt;figure&gt;&lt;/figure&gt;</text:p>
          </table:table-cell>
          <table:table-cell office:value-type="string" table:style-name="ce4">
            <text:p>задает характеристики иллюстрациям, фото, диаграммам, а также фрагментам кода.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&lt;figure&gt;&lt;img src="img/park.jpg" /&gt;&lt;/figure&gt;</text:p>
          </table:table-cell>
          <table:table-cell office:value-type="string" table:style-name="ce4">
            <text:p>описание кратинки внутри figure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&lt;figcaption&gt;Описание картинки&lt;/figcaption&gt;</text:p>
          </table:table-cell>
          <table:table-cell office:value-type="string" table:style-name="ce4">
            <text:p>задает описание картинке, заключенной в &lt;figure&gt;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4"/>
          <table:table-cell table:number-columns-repeated="16382"/>
        </table:table-row>
        <table:table-row table:style-name="ro1">
          <table:table-cell table:number-columns-repeated="2" table:style-name="ce20"/>
          <table:table-cell table:number-columns-repeated="16382"/>
        </table:table-row>
        <table:table-row table:style-name="ro1">
          <table:table-cell office:value-type="string" table:style-name="ce6">
            <text:p>Таблицы</text:p>
          </table:table-cell>
          <table:table-cell table:style-name="ce6"/>
          <table:table-cell table:number-columns-repeated="16382"/>
        </table:table-row>
        <table:table-row table:style-name="ro1">
          <table:table-cell office:value-type="string" table:style-name="ce4">
            <text:p>&lt;map&gt;&lt;/map&gt;</text:p>
          </table:table-cell>
          <table:table-cell office:value-type="string" table:style-name="ce4">
            <text:p>карта с областями, которые описываются тегом &lt;area/&gt;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&lt;table&gt;&lt;/table&gt;</text:p>
          </table:table-cell>
          <table:table-cell office:value-type="string" table:style-name="ce4">
            <text:p>таблица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&lt;thead&gt;&lt;/thead&gt;</text:p>
          </table:table-cell>
          <table:table-cell office:value-type="string" table:style-name="ce4">
            <text:p>верхняя часть таблицы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&lt;tbody&gt;&lt;/tbody&gt;</text:p>
          </table:table-cell>
          <table:table-cell office:value-type="string" table:style-name="ce4">
            <text:p>центральная цасть таблицы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&lt;tfoot&gt;&lt;/tfoot&gt;</text:p>
          </table:table-cell>
          <table:table-cell office:value-type="string" table:style-name="ce4">
            <text:p>нижняя часть таблицы</text:p>
          </table:table-cell>
          <table:table-cell table:number-columns-repeated="16382"/>
        </table:table-row>
        <table:table-row table:style-name="ro1">
          <table:table-cell table:number-columns-repeated="2" table:style-name="ce4"/>
          <table:table-cell table:number-columns-repeated="16382"/>
        </table:table-row>
        <table:table-row table:style-name="ro1">
          <table:table-cell office:value-type="string" table:style-name="ce4">
            <text:p>&lt;tr&gt;&lt;/tr&gt;</text:p>
          </table:table-cell>
          <table:table-cell office:value-type="string" table:style-name="ce4">
            <text:p>строка (row)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&lt;td&gt;&lt;/td&gt;</text:p>
          </table:table-cell>
          <table:table-cell office:value-type="string" table:style-name="ce4">
            <text:p>ячейка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&lt;th&gt;&lt;/th&gt;</text:p>
          </table:table-cell>
          <table:table-cell office:value-type="string" table:style-name="ce4">
            <text:p>ячейка с жирным начертанием текста</text:p>
          </table:table-cell>
          <table:table-cell table:number-columns-repeated="16382"/>
        </table:table-row>
        <table:table-row table:style-name="ro10">
          <table:table-cell office:value-type="string" table:style-name="ce4">
            <text:p>арибут colspan="3"</text:p>
          </table:table-cell>
          <table:table-cell office:value-type="string" table:style-name="ce4">
            <text:p>объединение колонок в этой ячейке (ячеек по горизонтали)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арибут rowspan="2"</text:p>
          </table:table-cell>
          <table:table-cell office:value-type="string" table:style-name="ce4">
            <text:p>объединение строчек в этой ячейке (ячеек по вертикали)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арибут align="center"</text:p>
          </table:table-cell>
          <table:table-cell office:value-type="string" table:style-name="ce4">
            <text:p>выравнивание текста по центру</text:p>
          </table:table-cell>
          <table:table-cell table:number-columns-repeated="16382"/>
        </table:table-row>
        <table:table-row table:style-name="ro1">
          <table:table-cell table:number-columns-repeated="2" table:style-name="ce4"/>
          <table:table-cell table:number-columns-repeated="16382"/>
        </table:table-row>
        <table:table-row table:style-name="ro10">
          <table:table-cell office:value-type="string" table:style-name="ce4">
            <text:p>&lt;colgroup&gt;&lt;/colgroup&gt;</text:p>
          </table:table-cell>
          <table:table-cell office:value-type="string" table:style-name="ce4">
            <text:p>группирует один или более столбцов для единого форматирования</text:p>
          </table:table-cell>
          <table:table-cell table:number-columns-repeated="16382"/>
        </table:table-row>
        <table:table-row table:style-name="ro10">
          <table:table-cell office:value-type="string" table:style-name="ce4">
            <text:p>&lt;col&gt;&lt;/col&gt;</text:p>
          </table:table-cell>
          <table:table-cell office:value-type="string" table:style-name="ce4">
            <text:p>формирует группы столбцов, которые делят таблицу на разделы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4"/>
          <table:table-cell table:number-columns-repeated="16382"/>
        </table:table-row>
        <table:table-row table:style-name="ro1">
          <table:table-cell office:value-type="string" table:style-name="ce6">
            <text:p>Аудио-дорожка с кнопками проигрывания, паузы, полосой перемотки</text:p>
          </table:table-cell>
          <table:table-cell table:style-name="ce6"/>
          <table:table-cell table:number-columns-repeated="16382"/>
        </table:table-row>
        <table:table-row table:style-name="ro10">
          <table:table-cell office:value-type="string" table:style-name="ce4">
            <text:p>&lt;audio <text:s/>controls&gt;</text:p>
          </table:table-cell>
          <table:table-cell office:value-type="string" table:style-name="ce20">
            <text:p>размещение на странице аудиодоржоки с кнопками управления плеером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&lt;a href="name.ogg"&gt;Download&lt;/a&gt;</text:p>
          </table:table-cell>
          <table:table-cell table:style-name="ce4"/>
          <table:table-cell table:number-columns-repeated="16382"/>
        </table:table-row>
        <table:table-row table:style-name="ro10">
          <table:table-cell office:value-type="string" table:style-name="ce4">
            <text:p>&lt;source src="name.mp3"/&gt;</text:p>
          </table:table-cell>
          <table:table-cell office:value-type="string" table:style-name="ce4">
            <text:p>указываются ссылки на несколько форматов файлов для разных браузеров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&lt;source src="name.ogg"/&gt;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4">
            <text:p>&lt;/audio&gt;</text:p>
          </table:table-cell>
          <table:table-cell table:style-name="ce4"/>
          <table:table-cell table:number-columns-repeated="16382"/>
        </table:table-row>
        <table:table-row table:style-name="ro1">
          <table:table-cell table:number-columns-repeated="2" table:style-name="ce4"/>
          <table:table-cell table:number-columns-repeated="16382"/>
        </table:table-row>
        <table:table-row table:style-name="ro1">
          <table:table-cell office:value-type="string" table:style-name="ce6">
            <text:p>Размещение видео</text:p>
          </table:table-cell>
          <table:table-cell table:style-name="ce6"/>
          <table:table-cell table:number-columns-repeated="16382"/>
        </table:table-row>
        <table:table-row table:style-name="ro10">
          <table:table-cell office:value-type="string" table:style-name="ce4">
            <text:p>&lt;video controls loop poster="img/poster.png" width="800"&gt;&lt;source src="name.mp4"/&gt;&lt;source src="name.ogg"/&gt;&lt;source src="name.webm"/&gt;&lt;/video&gt;</text:p>
          </table:table-cell>
          <table:table-cell table:style-name="ce4"/>
          <table:table-cell table:number-columns-repeated="16382"/>
        </table:table-row>
        <table:table-row table:number-rows-repeated="2" table:style-name="ro1">
          <table:table-cell table:number-columns-repeated="2" table:style-name="ce4"/>
          <table:table-cell table:number-columns-repeated="16382"/>
        </table:table-row>
        <table:table-row table:style-name="ro26">
          <table:table-cell office:value-type="string" table:style-name="ce18">
            <text:p><text:span text:style-name="T24">ФОРМА</text:span><text:span text:style-name="T24"><text:s/></text:span><text:span text:style-name="T24">ввода</text:span><text:span text:style-name="T24"><text:s/></text:span><text:span text:style-name="T24">данных</text:span><text:span text:style-name="T24"><text:s/></text:span><text:span text:style-name="T24">пользователем</text:span></text:p>
          </table:table-cell>
          <table:table-cell table:style-name="ce6"/>
          <table:table-cell table:number-columns-repeated="16382"/>
        </table:table-row>
        <table:table-row table:style-name="ro27">
          <table:table-cell office:value-type="string" table:style-name="ce4">
            <text:p>&lt;form method=<text:span text:style-name="T6">"post"</text:span><text:s/>action=<text:span text:style-name="T6">"001_form.html"</text:span><text:span text:style-name="T6"/></text:p>
            <text:p>enctype=<text:span text:style-name="T6">"text/plain"</text:span><text:s/>autocomplete=<text:span text:style-name="T6">"on"</text:span>&gt;</text:p>
            <text:p>&lt;/form&gt;</text:p>
          </table:table-cell>
          <table:table-cell table:style-name="ce4"/>
          <table:table-cell table:number-columns-repeated="16382"/>
        </table:table-row>
        <table:table-row table:style-name="ro1">
          <table:table-cell table:number-columns-repeated="2" table:style-name="ce1"/>
          <table:table-cell table:number-columns-repeated="16382"/>
        </table:table-row>
        <table:table-row table:style-name="ro1">
          <table:table-cell table:number-columns-repeated="2" table:style-name="ce4"/>
          <table:table-cell table:number-columns-repeated="16382"/>
        </table:table-row>
        <table:table-row table:style-name="ro1">
          <table:table-cell office:value-type="string" table:style-name="ce6">
            <text:p>Короткие скрипты</text:p>
          </table:table-cell>
          <table:table-cell table:style-name="ce6"/>
          <table:table-cell table:number-columns-repeated="16382"/>
        </table:table-row>
        <table:table-row table:style-name="ro1">
          <table:table-cell office:value-type="string" table:style-name="ce4">
            <text:p>&lt;output&gt; результат обработки скрипта &lt;/output&gt;</text:p>
          </table:table-cell>
          <table:table-cell office:value-type="string" table:style-name="ce4">
            <text:p>выводит результат скрипта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&lt;form oninput="result.value=(cm.value/2.54).tiFixed(2)"&gt;</text:p>
          </table:table-cell>
          <table:table-cell office:value-type="string" table:style-name="ce4">
            <text:p>скрипт, переводящий сантиметры в дюймы</text:p>
          </table:table-cell>
          <table:table-cell table:number-columns-repeated="16382"/>
        </table:table-row>
        <table:table-row table:style-name="ro8">
          <table:table-cell office:value-type="string" table:style-name="ce4">
            <text:p>&lt;p&gt; Введите длину в сантиметрах:</text:p>
            <text:p>&lt;input type="nuber" name="cm" autofocus&gt;</text:p>
            <text:p>&lt;/p&gt;</text:p>
            <text:p>&lt;p&gt; Длина в дюймах: &lt;output name="result"&gt;0&lt;/output&gt;&lt;/p&gt;</text:p>
          </table:table-cell>
          <table:table-cell office:value-type="string" table:style-name="ce4">
            <text:p>Пример оформления скрипта</text:p>
          </table:table-cell>
          <table:table-cell table:number-columns-repeated="16382"/>
        </table:table-row>
        <table:table-row table:number-rows-repeated="3" table:style-name="ro1">
          <table:table-cell table:number-columns-repeated="2" table:style-name="ce4"/>
          <table:table-cell table:number-columns-repeated="16382"/>
        </table:table-row>
        <table:table-row table:style-name="ro1">
          <table:table-cell office:value-type="string" table:style-name="ce18">
            <text:p>МЕТА-ТЕГИ</text:p>
          </table:table-cell>
          <table:table-cell table:style-name="ce6"/>
          <table:table-cell table:number-columns-repeated="16382"/>
        </table:table-row>
        <table:table-row table:style-name="ro1">
          <table:table-cell office:value-type="string" table:style-name="ce4">
            <text:p>&lt;meta charset="utf-8" /&gt;</text:p>
          </table:table-cell>
          <table:table-cell office:value-type="string" table:style-name="ce4">
            <text:p>кодировка текста страницы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&lt;meta name="description" content="Описание страницы для выдачи в поисковике" /&gt;</text:p>
          </table:table-cell>
          <table:table-cell table:style-name="ce4"/>
          <table:table-cell table:number-columns-repeated="16382"/>
        </table:table-row>
        <table:table-row table:style-name="ro10">
          <table:table-cell office:value-type="string" table:style-name="ce4">
            <text:p>&lt;meta name="keywords" content="Ключевые слова, описывающие содержание сайта" /&gt;</text:p>
          </table:table-cell>
          <table:table-cell table:style-name="ce4"/>
          <table:table-cell table:number-columns-repeated="16382"/>
        </table:table-row>
        <table:table-row table:style-name="ro10">
          <table:table-cell office:value-type="string" table:style-name="ce4">
            <text:p>&lt;meta name="robots" content="noindex, nofollow" /&gt;</text:p>
          </table:table-cell>
          <table:table-cell office:value-type="string" table:style-name="ce4">
            <text:p>говорит поисковым роботам Неиндексировать страницу и НЕпереходить по ссылкам на ней</text:p>
          </table:table-cell>
          <table:table-cell table:number-columns-repeated="16382"/>
        </table:table-row>
        <table:table-row table:number-rows-repeated="3" table:style-name="ro1">
          <table:table-cell table:number-columns-repeated="2" table:style-name="ce4"/>
          <table:table-cell table:number-columns-repeated="16382"/>
        </table:table-row>
        <table:table-row table:style-name="ro1">
          <table:table-cell office:value-type="string" table:style-name="ce18">
            <text:p>СТРУКТУРИРОВАННЫЕ ДАННЫЕ</text:p>
          </table:table-cell>
          <table:table-cell table:style-name="ce6"/>
          <table:table-cell table:number-columns-repeated="16382"/>
        </table:table-row>
        <table:table-row table:style-name="ro5">
          <table:table-cell office:value-type="string" table:style-name="ce4">
            <text:p>&lt;p itemscope&gt;- в любом теге (p или section) <text:s/>itemscope задаёт зону назначения структурированных данных&lt;span itemprop=”name”&gt;Иосиф Сталин&lt;/span&gt; <text:s text:c="4"/>&lt;span itemprop=”birth_year”&gt; 1879&lt;/span&gt;&lt;p/&gt;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4">
            <text:p>&lt;section itemscope<text:s/><text:span text:style-name="T9">itemtype</text:span>=”http://schema.org/Person”&gt;</text:p>
            <text:p>&lt;p<text:s/><text:span text:style-name="T9">itemprop=</text:span><text:span text:style-name="T23">”affilation”<text:s/></text:span><text:span text:style-name="T9">itemscope<text:s/></text:span>itemtype=”<text:span text:style-name="T23">http://schema.org/Organization</text:span>”&gt;</text:p>
            <text:p/>
            <text:p>&lt;p/&gt;</text:p>
            <text:p>&lt;/section&gt;</text:p>
          </table:table-cell>
          <table:table-cell office:value-type="string" table:style-name="ce4">
            <text:p><text:span text:style-name="T26">задаем схему микроданных с сайта<text:s/></text:span><text:span text:style-name="T26">schema</text:span><text:span text:style-name="T26">.</text:span><text:span text:style-name="T26">org</text:span><text:span text:style-name="T26"/></text:p>
            <text:p/>
            <text:p><text:span text:style-name="T27"># схема Организации внутри схемы «Человек»</text:span></text:p>
          </table:table-cell>
          <table:table-cell table:number-columns-repeated="16382"/>
        </table:table-row>
        <table:table-row table:style-name="ro1">
          <table:table-cell table:number-columns-repeated="2" table:style-name="ce4"/>
          <table:table-cell table:number-columns-repeated="16382"/>
        </table:table-row>
        <table:table-row table:style-name="ro7">
          <table:table-cell office:value-type="string" table:style-name="ce4">
            <text:p>if (cars[i].dataset.engine=”VR6”)</text:p>
          </table:table-cell>
          <table:table-cell office:value-type="string" table:style-name="ce23">
            <text:p><text:span text:style-name="T28">Метод .</text:span><text:span text:style-name="T28">dataset</text:span><text:span text:style-name="T28"><text:s/>- можно использовать в<text:s/></text:span><text:span text:style-name="T28">JavaScript</text:span><text:span text:style-name="T28"><text:s/>для выборки конкретных элементов:</text:span><text:span text:style-name="T28"/></text:p>
            <text:p><text:span text:style-name="T28">после точки указываем имя аттрибута без префикса<text:s/></text:span><text:span text:style-name="T28">data</text:span><text:span text:style-name="T28">…. или</text:span><text:span text:style-name="T28"><text:s/>.getAttribute(“data-cengine”)</text:span>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h1&gt; Гараж автомобилей&lt;/h1&gt;</text:p>
            <text:p>&lt;ul&gt;</text:p>
            <text:p>&lt;li<text:s/><text:span text:style-name="T9">data-year</text:span>=”<text:span text:style-name="T23">1996</text:span>”<text:s/><text:span text:style-name="T9">data-color</text:span>=”<text:span text:style-name="T23">белый</text:span>”<text:s/><text:span text:style-name="T9">data-engine</text:span>=”<text:span text:style-name="T23">VR6</text:span>”&gt;Cabrio&lt;/li&gt;</text:p>
            <text:p>&lt;li<text:s/><text:span text:style-name="T9">data-year</text:span>=”<text:span text:style-name="T23">1993</text:span>”<text:s/><text:span text:style-name="T9">data-color</text:span>=”<text:span text:style-name="T23">фиолетовый</text:span>”<text:s/><text:span text:style-name="T9">data-engine</text:span>=”<text:span text:style-name="T23">VR6</text:span>”&gt;Corrado&lt;/li&gt;</text:p>
            <text:p>&lt;/ul&gt;</text:p>
          </table:table-cell>
          <table:table-cell office:value-type="string" table:style-name="ce23">
            <text:p><text:span text:style-name="T1">Метод .</text:span><text:span text:style-name="T1">innerHTML</text:span><text:span text:style-name="T1"><text:s/>возвращает текст внутри тега. В нашем случае<text:s/></text:span><text:span text:style-name="T1">Cabrio</text:span><text:span text:style-name="T1"><text:s/>или<text:s/></text:span><text:span text:style-name="T1">Corrado</text:span>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4"/>
          <table:table-cell table:number-columns-repeated="16382"/>
        </table:table-row>
        <table:table-row table:style-name="ro1">
          <table:table-cell office:value-type="string" table:style-name="ce24">
            <text:p>Drag and drop</text:p>
          </table:table-cell>
          <table:table-cell table:style-name="ce6"/>
          <table:table-cell table:number-columns-repeated="16382"/>
        </table:table-row>
        <table:table-row table:style-name="ro28">
          <table:table-cell office:value-type="string" table:style-name="ce4">
            <text:p>&lt;div<text:s/><text:span text:style-name="T9">id</text:span>=”<text:span text:style-name="T23">pants</text:span>”<text:s/><text:span text:style-name="T9">data-price</text:span>=”<text:span text:style-name="T23">30</text:span>”<text:s/><text:span text:style-name="T9">data-color</text:span>=”<text:span text:style-name="T23">белый</text:span>”<text:s/><text:span text:style-name="T9">draggable</text:span>=”<text:span text:style-name="T23">true</text:span>”&gt;Шорты&lt;h5&gt; Calvin Klein&lt;/h5&gt; &lt;/div&gt;</text:p>
            <text:p>&lt;div<text:s/><text:span text:style-name="T9">id</text:span>=”<text:span text:style-name="T23">shirt</text:span>”<text:s/><text:span text:style-name="T9">data-price</text:span>=”<text:span text:style-name="T23">20</text:span>”<text:s/><text:span text:style-name="T9">data-color</text:span>=”<text:span text:style-name="T23">серый</text:span>”<text:s/><text:span text:style-name="T9">draggable</text:span>=”<text:span text:style-name="T23">true</text:span>”&gt;Рубашка&lt;h5&gt; Твоё&lt;/h5&gt; &lt;/div&gt;</text:p>
            <text:p>&lt;div<text:s/><text:span text:style-name="T9">id</text:span>=”<text:span text:style-name="T23">cart</text:span>”&gt; Сумма заказа: &lt;span&gt;&lt;/span&gt;$&lt;/div&gt;</text:p>
            <text:p>&lt;div<text:s/><text:span text:style-name="T9">id</text:span>=”<text:span text:style-name="T23">target</text:span>”&gt; Корзина покупок, переносите товары сюда&lt;/div&gt;</text:p>
            <text:p>&lt;div<text:s/><text:span text:style-name="T9">id</text:span>=”<text:span text:style-name="T23">summ</text:span>”&gt; Сумма заказа: &lt;span&gt;&lt;/span&gt;$&lt;/div&gt;</text:p>
            <text:p>&lt;/div&gt;</text:p>
          </table:table-cell>
          <table:table-cell table:style-name="ce4"/>
          <table:table-cell table:number-columns-repeated="16382"/>
        </table:table-row>
        <table:table-row table:style-name="ro29">
          <table:table-cell office:value-type="string" table:style-name="ce4">
            <text:p>window.onload=<text:span text:style-name="T23">function</text:span>() {</text:p>
            <text:p><text:span text:style-name="T23">var</text:span><text:s/>shirt = document.getElementById(“<text:span text:style-name="T9">shirt</text:span>”);<text:s/><text:span text:style-name="T23">var</text:span><text:s/>pants = document.getElementById(“<text:span text:style-name="T9">pants</text:span>”);</text:p>
            <text:p><text:span text:style-name="T23">var</text:span><text:s/>target = document.getElementById(“<text:span text:style-name="T9">target</text:span>”);</text:p>
            <text:p><text:span text:style-name="T23">var</text:span><text:s/>price = document.getElementByTagName(“<text:span text:style-name="T9">span</text:span>”)[0];</text:p>
            <text:p>price.innerHTML = 0;</text:p>
            <text:p><text:span text:style-name="T23">var</text:span><text:s/>arr = [];</text:p>
            <text:p><text:span text:style-name="T23">var</text:span><text:s/>data;</text:p>
            <text:p>arr.push(shirt, pants);</text:p>
          </table:table-cell>
          <table:table-cell table:style-name="ce4"/>
          <table:table-cell table:number-columns-repeated="16382"/>
        </table:table-row>
        <table:table-row table:style-name="ro30">
          <table:table-cell office:value-type="string" table:style-name="ce4">
            <text:p>for (i=0; i&lt;arr.length; i++) {</text:p>
            <text:p>arr[i].addEventListener(‘dragstart’, function (evt) {</text:p>
            <text:p>whis.style.border = “4px solid orange”;</text:p>
            <text:p>evt.dataTransfer.effectAllowed = “move”; } false);</text:p>
            <text:p/>
            <text:p>arr[i].addEventListener(‘dragend’, function (evt) {</text:p>
            <text:p>whis.style.border = “1px solid green”;</text:p>
            <text:p>evt.dataTransfer.effectAllowed = “ move”;</text:p>
            <text:p>evt.dataTransfer.setData(“Text”, this.id); } false);</text:p>
          </table:table-cell>
          <table:table-cell office:value-type="string" table:style-name="ce4">
            <text:p/>
            <text:p># Начало перетаскивания</text:p>
            <text:p/>
            <text:p/>
            <text:p/>
            <text:p># Конец перетаскивания</text:p>
          </table:table-cell>
          <table:table-cell table:number-columns-repeated="16382"/>
        </table:table-row>
        <table:table-row table:style-name="ro31">
          <table:table-cell office:value-type="string" table:style-name="ce4">
            <text:p>target.addEventListener(“<text:span text:style-name="T9">dragenter</text:span>”,<text:s/><text:span text:style-name="T23">function</text:span><text:s/>(evt) {<text:s/><text:span text:style-name="T23">this</text:span>.style.backgroundColor=”<text:span text:style-name="T29">green</text:span>”;},<text:s/><text:span text:style-name="T23">false</text:span>;</text:p>
            <text:p/>
            <text:p>target.addEventListener(“<text:span text:style-name="T9">dragleave</text:span>”,<text:s/><text:span text:style-name="T23">function</text:span><text:s/>(evt) {<text:s/><text:span text:style-name="T23">this</text:span>.style.backgroundColor=”<text:span text:style-name="T29">blue</text:span>”;},<text:s/><text:span text:style-name="T23">false</text:span>;</text:p>
            <text:p/>
            <text:p>target.addEventListener(“<text:span text:style-name="T9">dragover</text:span>”,<text:s/><text:span text:style-name="T23">function</text:span><text:s/>(evt) {</text:p>
            <text:p><text:span text:style-name="T23">if</text:span><text:s/>(evt.preventDefault) evt.preventDefault();<text:s/><text:span text:style-name="T23">return false</text:span>;},<text:s/><text:span text:style-name="T23">false</text:span>;</text:p>
            <text:p><text:span text:style-name="T23">this</text:span>.style.backgroundColor=”blue”;},<text:s/><text:span text:style-name="T23">false</text:span>;</text:p>
          </table:table-cell>
          <table:table-cell office:value-type="string" table:style-name="ce25">
            <text:p># Изменение целевой области при переносе на неё товара</text:p>
            <text:p/>
            <text:p># Изменение целевой области при переносе товара из её области наружу</text:p>
            <text:p/>
            <text:p># Изменение целевой области при отпускании товара над ней, для приёма объекта нужно отменить стандартный обработчик:</text:p>
          </table:table-cell>
          <table:table-cell table:number-columns-repeated="16382"/>
        </table:table-row>
        <table:table-row table:style-name="ro32">
          <table:table-cell office:value-type="string" table:style-name="ce4">
            <text:p>target.addEventListener(“drop”, function (evt) {</text:p>
            <text:p>if (evt.preventDefault) evt.preventDefault();</text:p>
            <text:p>if (evt.stopPropagation) evt.stopPropagation();</text:p>
            <text:p>this.style.border=””;</text:p>
            <text:p>var id = evt.dataTransfer.getData(“Text”);</text:p>
            <text:p>var elem = document.getElementById(id);</text:p>
            <text:p>this.appendChild(elem);</text:p>
            <text:p>price.innerHTML= + (price.innerHTML) + + (elem.getAttribute(“data-price”));</text:p>
            <text:p>return false;}, false;</text:p>
          </table:table-cell>
          <table:table-cell office:value-type="string" table:style-name="ce4">
            <text:p># Изменение целевой области при отпускании товара над ней</text:p>
          </table:table-cell>
          <table:table-cell table:number-columns-repeated="16382"/>
        </table:table-row>
        <table:table-row table:style-name="ro1">
          <table:table-cell table:number-columns-repeated="2" table:style-name="ce4"/>
          <table:table-cell table:number-columns-repeated="16382"/>
        </table:table-row>
        <table:table-row table:style-name="ro1">
          <table:table-cell office:value-type="string" table:style-name="ce5">
            <text:p>Выпадающие списки</text:p>
          </table:table-cell>
          <table:table-cell table:style-name="ce5"/>
          <table:table-cell table:number-columns-repeated="16382"/>
        </table:table-row>
        <table:table-row table:style-name="ro33">
          <table:table-cell office:value-type="string" table:style-name="ce4">
            <text:p>&lt;select id="selcolor"&gt;</text:p>
            <text:p/>
            <text:p>&lt;option value="Maroon"&gt;Maroon&lt;/option&gt;</text:p>
            <text:p/>
            <text:p>&lt;option value="Green"&gt;Green&lt;/option&gt;</text:p>
            <text:p/>
            <text:p>&lt;option value="Yellow"&gt;Yellow&lt;/option&gt;</text:p>
            <text:p/>
            <text:p>&lt;option value="Blue"&gt;Blue&lt;/option&gt;</text:p>
            <text:p/>
            <text:p>&lt;option value="Red"&gt;Red&lt;/option&gt;</text:p>
            <text:p/>
            <text:p>&lt;option value="White"&gt;Other&lt;/option&gt;</text:p>
            <text:p/>
            <text:p>&lt;/select&gt;</text:p>
          </table:table-cell>
          <table:table-cell office:value-type="string" table:style-name="ce4">
            <text:p>HTML-разметке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var seltheme = document.getElementById(“selcolor”).value;</text:p>
          </table:table-cell>
          <table:table-cell office:value-type="string" table:style-name="ce4">
            <text:p>JavaScript, принимающий значение выбранного варианта</text:p>
          </table:table-cell>
          <table:table-cell table:number-columns-repeated="16382"/>
        </table:table-row>
        <table:table-row table:style-name="ro1">
          <table:table-cell table:number-columns-repeated="2" table:style-name="ce4"/>
          <table:table-cell table:number-columns-repeated="16382"/>
        </table:table-row>
        <table:table-row table:number-rows-repeated="1048407" table:style-name="ro25">
          <table:table-cell table:number-columns-repeated="16384"/>
        </table:table-row>
      </table:table>
      <table:table table:name="Bootstrap" table:style-name="ta2">
        <table:table-column table:style-name="co7" table:number-columns-repeated="2" table:default-cell-style-name="ce1"/>
        <table:table-column table:style-name="co4" table:number-columns-repeated="16382" table:default-cell-style-name="ce1"/>
        <table:table-row table:style-name="ro15">
          <table:table-cell office:value-type="string" table:style-name="ce26">
            <text:p>Шапка сайта (navbar)</text:p>
          </table:table-cell>
          <table:table-cell office:value-type="string" table:style-name="ce26">
            <text:p><text:a xlink:href="https://getbootstrap.com/docs/4.5/components/navbar/">https://getbootstrap.com/docs/4.5/components/navbar/</text:a></text:p>
          </table:table-cell>
          <table:table-cell table:number-columns-repeated="16382"/>
        </table:table-row>
        <table:table-row table:style-name="ro15">
          <table:table-cell office:value-type="string" table:style-name="ce27">
            <text:p><text:a xlink:href="https://stepik.org/lesson/397068/step/1?unit=386086">https://stepik.org/lesson/397068/step/1?unit=386086</text:a></text:p>
          </table:table-cell>
          <table:table-cell office:value-type="string" table:style-name="ce27">
            <text:p>Пример шапки сайта из курса по Django + NuxtJS</text:p>
          </table:table-cell>
          <table:table-cell table:number-columns-repeated="16382"/>
        </table:table-row>
        <table:table-row table:number-rows-repeated="5" table:style-name="ro15">
          <table:table-cell table:number-columns-repeated="2" table:style-name="ce27"/>
          <table:table-cell table:number-columns-repeated="16382"/>
        </table:table-row>
        <table:table-row table:style-name="ro15">
          <table:table-cell office:value-type="string" table:style-name="ce26">
            <text:p>слайдер (Carousel)</text:p>
          </table:table-cell>
          <table:table-cell office:value-type="string" table:style-name="ce26">
            <text:p><text:a xlink:href="https://getbootstrap.com/docs/4.5/components/carousel/">https://getbootstrap.com/docs/4.5/components/carousel/</text:a></text:p>
          </table:table-cell>
          <table:table-cell table:number-columns-repeated="16382"/>
        </table:table-row>
        <table:table-row table:style-name="ro15">
          <table:table-cell office:value-type="string" table:style-name="ce27">
            <text:p><text:a xlink:href="https://stepik.org/lesson/397068/step/2?unit=386086">https://stepik.org/lesson/397068/step/2?unit=386086</text:a></text:p>
          </table:table-cell>
          <table:table-cell office:value-type="string" table:style-name="ce27">
            <text:p>Пример слайдера из курса по Django + NuxtJS</text:p>
          </table:table-cell>
          <table:table-cell table:number-columns-repeated="16382"/>
        </table:table-row>
        <table:table-row table:number-rows-repeated="12" table:style-name="ro15">
          <table:table-cell table:number-columns-repeated="2" table:style-name="ce27"/>
          <table:table-cell table:number-columns-repeated="16382"/>
        </table:table-row>
        <table:table-row table:number-rows-repeated="1048555" table:style-name="ro1">
          <table:table-cell table:number-columns-repeated="16384"/>
        </table:table-row>
      </table:table>
      <table:table table:name="Nginx" table:style-name="ta3">
        <table:table-column table:style-name="co8" table:number-columns-repeated="2" table:default-cell-style-name="ce32"/>
        <table:table-column table:style-name="co4" table:number-columns-repeated="16382" table:default-cell-style-name="ce1"/>
        <table:table-row table:style-name="ro1">
          <table:table-cell table:number-columns-repeated="2" table:style-name="ce28"/>
          <table:table-cell table:number-columns-repeated="16382"/>
        </table:table-row>
        <table:table-row table:style-name="ro1">
          <table:table-cell office:value-type="string" table:style-name="ce29">
            <text:p>Nginx web-сервер</text:p>
          </table:table-cell>
          <table:table-cell table:style-name="ce29"/>
          <table:table-cell table:number-columns-repeated="16382"/>
        </table:table-row>
        <table:table-row table:style-name="ro34">
          <table:table-cell office:value-type="string" table:style-name="ce30">
            <text:p>1) Закрывает наши backend-порты от внешнего доступа, принимает все запросы в одном месте и перенаправляет их к нужным routes.</text:p>
            <text:p>2) Быстро выдавать по запросам статические данные (картинки, html, css…) - всё, что не требует исполнения, просто лежит на диске.</text:p>
          </table:table-cell>
          <table:table-cell office:value-type="string" table:style-name="ce30">
            <text:p>Задачи web-сервера</text:p>
          </table:table-cell>
          <table:table-cell table:number-columns-repeated="16382"/>
        </table:table-row>
        <table:table-row table:style-name="ro1">
          <table:table-cell office:value-type="string" table:style-name="ce31">
            <text:p>&gt;&gt;&gt;sudo apt install nginx</text:p>
          </table:table-cell>
          <table:table-cell office:value-type="string" table:style-name="ce31">
            <text:p>Установка Nginx</text:p>
          </table:table-cell>
          <table:table-cell table:number-columns-repeated="16382"/>
        </table:table-row>
        <table:table-row table:style-name="ro1">
          <table:table-cell office:value-type="string" table:style-name="ce31">
            <text:p>&gt;&gt;&gt;nginx -v</text:p>
          </table:table-cell>
          <table:table-cell office:value-type="string" table:style-name="ce31">
            <text:p>Узнаём версию nginx</text:p>
          </table:table-cell>
          <table:table-cell table:number-columns-repeated="16382"/>
        </table:table-row>
        <table:table-row table:style-name="ro1">
          <table:table-cell office:value-type="string" table:style-name="ce31">
            <text:p>http://62.113.105.105/ (используйте ip вашего VPS)</text:p>
          </table:table-cell>
          <table:table-cell office:value-type="string" table:style-name="ce31">
            <text:p>Приветственная страничка nginx</text:p>
          </table:table-cell>
          <table:table-cell table:number-columns-repeated="16382"/>
        </table:table-row>
        <table:table-row table:style-name="ro1">
          <table:table-cell table:number-columns-repeated="2" table:style-name="ce31"/>
          <table:table-cell table:number-columns-repeated="16382"/>
        </table:table-row>
        <table:table-row table:style-name="ro35">
          <table:table-cell office:value-type="string" table:style-name="ce28">
            <text:p>/var/www/html — обычно, это содержимое веб-сайта, которое видят посетители (в случае с php или html, к нашему кейсу это не относится).</text:p>
            <text:p>/etc/nginx — расположение основных файлов приложения Nginx.</text:p>
            <text:p>/etc/nginx/nginx.conf — основной файл конфигурации Nginx.</text:p>
            <text:p>/etc/nginx/sites-available — список всех веб-сайтов, настроенных через Nginx.</text:p>
            <text:p>/etc/nginx/sites-enabled — список веб-сайтов, активно обслуживаемых Nginx.</text:p>
            <text:p>/var/log/nginx/access.log — журналы доступа, отслеживающие каждый запрос к вашему серверу.</text:p>
            <text:p>/var/log/ngins/error.log — журнал любых ошибок, сгенерированных в Nginx.</text:p>
          </table:table-cell>
          <table:table-cell office:value-type="string" table:style-name="ce28">
            <text:p>Конфиги Nginx</text:p>
          </table:table-cell>
          <table:table-cell table:number-columns-repeated="16382"/>
        </table:table-row>
        <table:table-row table:style-name="ro1">
          <table:table-cell table:number-columns-repeated="2" table:style-name="ce28"/>
          <table:table-cell table:number-columns-repeated="16382"/>
        </table:table-row>
        <table:table-row table:style-name="ro15">
          <table:table-cell office:value-type="string" table:style-name="ce28">
            <text:p>&gt;&gt;&gt;sudo<text:s/><text:span text:style-name="T30">nano</text:span><text:s/>/etc/nginx/sites-available/flaskapp</text:p>
          </table:table-cell>
          <table:table-cell office:value-type="string" table:style-name="ce28">
            <text:p>Создаём настройки нашего приложения в nginx</text:p>
          </table:table-cell>
          <table:table-cell table:number-columns-repeated="16382"/>
        </table:table-row>
        <table:table-row table:style-name="ro36">
          <table:table-cell office:value-type="string" table:style-name="ce28">
            <text:p>server {</text:p>
            <text:p><text:s text:c="4"/>listen 80;</text:p>
            <text:p><text:s text:c="4"/>server_name<text:s/><text:span text:style-name="T31">datascript.ru</text:span>;</text:p>
            <text:p><text:s/></text:p>
            <text:p><text:s text:c="4"/>location / {</text:p>
            <text:p><text:s text:c="8"/>include proxy_params;</text:p>
            <text:p><text:s text:c="8"/>proxy_pass http://unix:/home/flask/flaskapp/flaskapp.sock;</text:p>
            <text:p><text:s text:c="4"/>}</text:p>
            <text:p>}</text:p>
          </table:table-cell>
          <table:table-cell office:value-type="string" table:style-name="ce28">
            <text:p>Вносим, например, эти настройки.</text:p>
            <text:p>Для сохранения в редакторе<text:s/><text:span text:style-name="T30">nano<text:s/></text:span>жмём Ctrl + O &amp; Enter. А затем Ctrl + X.</text:p>
            <text:p>datascript.ru - наше DNS-имя сервера</text:p>
            <text:p>Слушаем именно 80й порт - он забронирован за http</text:p>
          </table:table-cell>
          <table:table-cell table:number-columns-repeated="16382"/>
        </table:table-row>
        <table:table-row table:style-name="ro6">
          <table:table-cell office:value-type="string" table:style-name="ce28">
            <text:p>&gt;&gt;&gt;sudo ln -s /etc/nginx/sites-available/flaskapp /etc/nginx/sites-enabled</text:p>
          </table:table-cell>
          <table:table-cell office:value-type="string" table:style-name="ce28">
            <text:p>Переводим наше приложение в список "включённых"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&gt;&gt;&gt;sudo nginx -t</text:p>
          </table:table-cell>
          <table:table-cell office:value-type="string" table:style-name="ce28">
            <text:p>Проверка верности файла конфигурации</text:p>
          </table:table-cell>
          <table:table-cell table:number-columns-repeated="16382"/>
        </table:table-row>
        <table:table-row table:style-name="ro37">
          <table:table-cell office:value-type="string" table:style-name="ce28">
            <text:p>&gt;&gt;&gt;sudo systemctl restart nginx</text:p>
          </table:table-cell>
          <table:table-cell office:value-type="string" table:style-name="ce28">
            <text:p>После этого рестартуем сервис Nginx, чтобы прочитались изменения.<text:s text:c="2"/></text:p>
            <text:p>Приложение запущено.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8"/>
          <table:table-cell table:number-columns-repeated="16382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Ubuntu" svg:font-family="Ubuntu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RePack by Diakov</dc:creator>
    <meta:creation-date>2021-05-04T18:53:23Z</meta:creation-date>
    <dc:date>2023-06-12T21:37:34Z</dc:date>
    <meta:editing-cycles>1346</meta:editing-cycles>
    <meta:editing-duration>PT309924S</meta:editing-duration>
  </office:meta>
</office:document-meta>
</file>